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mlockData" table:style-name="ta1">
        <table:shapes>
          <draw:frame draw:z-index="0" draw:style-name="gr1" draw:text-style-name="P1" svg:width="6.2988in" svg:height="3.5429in" svg:x="8.0925in" svg:y="1.3543in">
            <draw:object draw:notify-on-update-of-ranges="HemlockData.A1:HemlockData.A1 HemlockData.A2:HemlockData.A78 HemlockData.B1:HemlockData.B1 HemlockData.B2:HemlockData.B78 HemlockData.A1:HemlockData.A1 HemlockData.A2:HemlockData.A78 HemlockData.C1:HemlockData.C1 HemlockData.C2:HemlockData.C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ObservedGrowthRate</text:p>
          </table:table-cell>
          <table:table-cell office:value-type="string" calcext:value-type="string">
            <text:p>Predicted </text:p>
          </table:table-cell>
          <table:table-cell office:value-type="string" calcext:value-type="string">
            <text:p>Sum of Squares</text:p>
          </table:table-cell>
          <table:table-cell office:value-type="string" calcext:value-type="string">
            <text:p>Likelihood</text:p>
          </table:table-cell>
          <table:table-cell office:value-type="string" calcext:value-type="string">
            <text:p>Log <text:s/>Likelihood</text:p>
          </table:table-cell>
          <table:table-cell table:number-columns-repeated="5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.67" calcext:value-type="float">
            <text:p>2.67</text:p>
          </table:table-cell>
          <table:table-cell table:formula="of:=([.$I$2] * ([.A2]-[.$I$4]))/(([.$I$2]/[.$I$3])+([.A2]-[.$I$4]))" office:value-type="float" office:value="4.24597364568082" calcext:value-type="float">
            <text:p>4.24597364568082</text:p>
          </table:table-cell>
          <table:table-cell table:formula="of:=([.B2]-[.C2])^2" office:value-type="float" office:value="2.48369293188049" calcext:value-type="float">
            <text:p>2.48369293188049</text:p>
          </table:table-cell>
          <table:table-cell table:formula="of:=NORMDIST([.B2];[.C2];[.$I$5];FALSE())" office:value-type="float" office:value="0.146233981035601" calcext:value-type="float">
            <text:p>0.146233981035601</text:p>
          </table:table-cell>
          <table:table-cell table:formula="of:=LN([.E2])" office:value-type="float" office:value="-1.92254733024968" calcext:value-type="float">
            <text:p>-1.92254733024968</text:p>
          </table:table-cell>
          <table:table-cell/>
          <table:table-cell office:value-type="string" calcext:value-type="string">
            <text:p>alpha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Log Likelihood</text:p>
          </table:table-cell>
          <table:table-cell table:formula="of:=SUM([.F2:.F78])" office:value-type="float" office:value="-661.493604876777" calcext:value-type="float">
            <text:p>-661.493604876777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.17" calcext:value-type="float">
            <text:p>4.17</text:p>
          </table:table-cell>
          <table:table-cell table:formula="of:=([.$I$2] * ([.A3]-[.$I$4]))/(([.$I$2]/[.$I$3])+([.A3]-[.$I$4]))" office:value-type="float" office:value="4.92246664262532" calcext:value-type="float">
            <text:p>4.92246664262532</text:p>
          </table:table-cell>
          <table:table-cell table:formula="of:=([.B3]-[.C3])^2" office:value-type="float" office:value="0.566206048263815" calcext:value-type="float">
            <text:p>0.566206048263815</text:p>
          </table:table-cell>
          <table:table-cell table:formula="of:=NORMDIST([.B3];[.C3];[.$I$5];FALSE())" office:value-type="float" office:value="0.185841434824588" calcext:value-type="float">
            <text:p>0.185841434824588</text:p>
          </table:table-cell>
          <table:table-cell table:formula="of:=LN([.E3])" office:value-type="float" office:value="-1.68286146979759" calcext:value-type="float">
            <text:p>-1.68286146979759</text:p>
          </table:table-cell>
          <table:table-cell/>
          <table:table-cell office:value-type="string" calcext:value-type="string">
            <text:p>gamm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5.33" calcext:value-type="float">
            <text:p>5.33</text:p>
          </table:table-cell>
          <table:table-cell table:formula="of:=([.$I$2] * ([.A4]-[.$I$4]))/(([.$I$2]/[.$I$3])+([.A4]-[.$I$4]))" office:value-type="float" office:value="4.92246664262532" calcext:value-type="float">
            <text:p>4.92246664262532</text:p>
          </table:table-cell>
          <table:table-cell table:formula="of:=([.B4]-[.C4])^2" office:value-type="float" office:value="0.166083437373082" calcext:value-type="float">
            <text:p>0.166083437373082</text:p>
          </table:table-cell>
          <table:table-cell table:formula="of:=NORMDIST([.B4];[.C4];[.$I$5];FALSE())" office:value-type="float" office:value="0.195372723270145" calcext:value-type="float">
            <text:p>0.195372723270145</text:p>
          </table:table-cell>
          <table:table-cell table:formula="of:=LN([.E4])" office:value-type="float" office:value="-1.63284614343625" calcext:value-type="float">
            <text:p>-1.63284614343625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3.5" calcext:value-type="float">
            <text:p>3.5</text:p>
          </table:table-cell>
          <table:table-cell table:formula="of:=([.$I$2] * ([.A5]-[.$I$4]))/(([.$I$2]/[.$I$3])+([.A5]-[.$I$4]))" office:value-type="float" office:value="5.28527991414774" calcext:value-type="float">
            <text:p>5.28527991414774</text:p>
          </table:table-cell>
          <table:table-cell table:formula="of:=([.B5]-[.C5])^2" office:value-type="float" office:value="3.18722437185935" calcext:value-type="float">
            <text:p>3.18722437185935</text:p>
          </table:table-cell>
          <table:table-cell table:formula="of:=NORMDIST([.B5];[.C5];[.$I$5];FALSE())" office:value-type="float" office:value="0.133923202332515" calcext:value-type="float">
            <text:p>0.133923202332515</text:p>
          </table:table-cell>
          <table:table-cell table:formula="of:=LN([.E5])" office:value-type="float" office:value="-2.01048876024704" calcext:value-type="float">
            <text:p>-2.01048876024704</text:p>
          </table:table-cell>
          <table:table-cell/>
          <table:table-cell office:value-type="string" calcext:value-type="string">
            <text:p>sig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5.33" calcext:value-type="float">
            <text:p>5.33</text:p>
          </table:table-cell>
          <table:table-cell table:formula="of:=([.$I$2] * ([.A6]-[.$I$4]))/(([.$I$2]/[.$I$3])+([.A6]-[.$I$4]))" office:value-type="float" office:value="5.8693733451015" calcext:value-type="float">
            <text:p>5.8693733451015</text:p>
          </table:table-cell>
          <table:table-cell table:formula="of:=([.B6]-[.C6])^2" office:value-type="float" office:value="0.290923605405982" calcext:value-type="float">
            <text:p>0.290923605405982</text:p>
          </table:table-cell>
          <table:table-cell table:formula="of:=NORMDIST([.B6];[.C6];[.$I$5];FALSE())" office:value-type="float" office:value="0.192347592820878" calcext:value-type="float">
            <text:p>0.192347592820878</text:p>
          </table:table-cell>
          <table:table-cell table:formula="of:=LN([.E6])" office:value-type="float" office:value="-1.64845116444037" calcext:value-type="float">
            <text:p>-1.64845116444037</text:p>
          </table:table-cell>
          <table:table-cell table:number-columns-repeated="5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6" calcext:value-type="float">
            <text:p>6</text:p>
          </table:table-cell>
          <table:table-cell table:formula="of:=([.$I$2] * ([.A7]-[.$I$4]))/(([.$I$2]/[.$I$3])+([.A7]-[.$I$4]))" office:value-type="float" office:value="5.8693733451015" calcext:value-type="float">
            <text:p>5.8693733451015</text:p>
          </table:table-cell>
          <table:table-cell table:formula="of:=([.B7]-[.C7])^2" office:value-type="float" office:value="0.0170633229699716" calcext:value-type="float">
            <text:p>0.0170633229699716</text:p>
          </table:table-cell>
          <table:table-cell table:formula="of:=NORMDIST([.B7];[.C7];[.$I$5];FALSE())" office:value-type="float" office:value="0.199046138547065" calcext:value-type="float">
            <text:p>0.199046138547065</text:p>
          </table:table-cell>
          <table:table-cell table:formula="of:=LN([.E7])" office:value-type="float" office:value="-1.61421862913586" calcext:value-type="float">
            <text:p>-1.61421862913586</text:p>
          </table:table-cell>
          <table:table-cell table:number-columns-repeated="5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.5" calcext:value-type="float">
            <text:p>6.5</text:p>
          </table:table-cell>
          <table:table-cell table:formula="of:=([.$I$2] * ([.A8]-[.$I$4]))/(([.$I$2]/[.$I$3])+([.A8]-[.$I$4]))" office:value-type="float" office:value="6.71745152354571" calcext:value-type="float">
            <text:p>6.71745152354571</text:p>
          </table:table-cell>
          <table:table-cell table:formula="of:=([.B8]-[.C8])^2" office:value-type="float" office:value="0.0472851650923491" calcext:value-type="float">
            <text:p>0.0472851650923491</text:p>
          </table:table-cell>
          <table:table-cell table:formula="of:=NORMDIST([.B8];[.C8];[.$I$5];FALSE())" office:value-type="float" office:value="0.198295614456647" calcext:value-type="float">
            <text:p>0.198295614456647</text:p>
          </table:table-cell>
          <table:table-cell table:formula="of:=LN([.E8])" office:value-type="float" office:value="-1.61799635940116" calcext:value-type="float">
            <text:p>-1.61799635940116</text:p>
          </table:table-cell>
          <table:table-cell table:number-columns-repeated="5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4" calcext:value-type="float">
            <text:p>4</text:p>
          </table:table-cell>
          <table:table-cell table:formula="of:=([.$I$2] * ([.A9]-[.$I$4]))/(([.$I$2]/[.$I$3])+([.A9]-[.$I$4]))" office:value-type="float" office:value="6.71745152354571" calcext:value-type="float">
            <text:p>6.71745152354571</text:p>
          </table:table-cell>
          <table:table-cell table:formula="of:=([.B9]-[.C9])^2" office:value-type="float" office:value="7.38454278282088" calcext:value-type="float">
            <text:p>7.38454278282088</text:p>
          </table:table-cell>
          <table:table-cell table:formula="of:=NORMDIST([.B9];[.C9];[.$I$5];FALSE())" office:value-type="float" office:value="0.0792495486414312" calcext:value-type="float">
            <text:p>0.0792495486414312</text:p>
          </table:table-cell>
          <table:table-cell table:formula="of:=LN([.E9])" office:value-type="float" office:value="-2.53515356161723" calcext:value-type="float">
            <text:p>-2.53515356161723</text:p>
          </table:table-cell>
          <table:table-cell table:number-columns-repeated="5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.67" calcext:value-type="float">
            <text:p>6.67</text:p>
          </table:table-cell>
          <table:table-cell table:formula="of:=([.$I$2] * ([.A10]-[.$I$4]))/(([.$I$2]/[.$I$3])+([.A10]-[.$I$4]))" office:value-type="float" office:value="6.71745152354571" calcext:value-type="float">
            <text:p>6.71745152354571</text:p>
          </table:table-cell>
          <table:table-cell table:formula="of:=([.B10]-[.C10])^2" office:value-type="float" office:value="0.00225164708680878" calcext:value-type="float">
            <text:p>0.00225164708680878</text:p>
          </table:table-cell>
          <table:table-cell table:formula="of:=NORMDIST([.B10];[.C10];[.$I$5];FALSE())" office:value-type="float" office:value="0.199415005774302" calcext:value-type="float">
            <text:p>0.199415005774302</text:p>
          </table:table-cell>
          <table:table-cell table:formula="of:=LN([.E10])" office:value-type="float" office:value="-1.61236716965047" calcext:value-type="float">
            <text:p>-1.61236716965047</text:p>
          </table:table-cell>
          <table:table-cell table:number-columns-repeated="5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83" calcext:value-type="float">
            <text:p>4.83</text:p>
          </table:table-cell>
          <table:table-cell table:formula="of:=([.$I$2] * ([.A11]-[.$I$4]))/(([.$I$2]/[.$I$3])+([.A11]-[.$I$4]))" office:value-type="float" office:value="8.27770360480641" calcext:value-type="float">
            <text:p>8.27770360480641</text:p>
          </table:table-cell>
          <table:table-cell table:formula="of:=([.B11]-[.C11])^2" office:value-type="float" office:value="11.8866601465951" calcext:value-type="float">
            <text:p>11.8866601465951</text:p>
          </table:table-cell>
          <table:table-cell table:formula="of:=NORMDIST([.B11];[.C11];[.$I$5];FALSE())" office:value-type="float" office:value="0.0451430820614524" calcext:value-type="float">
            <text:p>0.0451430820614524</text:p>
          </table:table-cell>
          <table:table-cell table:formula="of:=LN([.E11])" office:value-type="float" office:value="-3.09791823208901" calcext:value-type="float">
            <text:p>-3.09791823208901</text:p>
          </table:table-cell>
          <table:table-cell table:number-columns-repeated="5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4.67" calcext:value-type="float">
            <text:p>4.67</text:p>
          </table:table-cell>
          <table:table-cell table:formula="of:=([.$I$2] * ([.A12]-[.$I$4]))/(([.$I$2]/[.$I$3])+([.A12]-[.$I$4]))" office:value-type="float" office:value="8.416500332668" calcext:value-type="float">
            <text:p>8.416500332668</text:p>
          </table:table-cell>
          <table:table-cell table:formula="of:=([.B12]-[.C12])^2" office:value-type="float" office:value="14.0362647426814" calcext:value-type="float">
            <text:p>14.0362647426814</text:p>
          </table:table-cell>
          <table:table-cell table:formula="of:=NORMDIST([.B12];[.C12];[.$I$5];FALSE())" office:value-type="float" office:value="0.0345061121592669" calcext:value-type="float">
            <text:p>0.0345061121592669</text:p>
          </table:table-cell>
          <table:table-cell table:formula="of:=LN([.E12])" office:value-type="float" office:value="-3.36661880659979" calcext:value-type="float">
            <text:p>-3.36661880659979</text:p>
          </table:table-cell>
          <table:table-cell table:number-columns-repeated="5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10" calcext:value-type="float">
            <text:p>10</text:p>
          </table:table-cell>
          <table:table-cell table:formula="of:=([.$I$2] * ([.A13]-[.$I$4]))/(([.$I$2]/[.$I$3])+([.A13]-[.$I$4]))" office:value-type="float" office:value="8.89510029595528" calcext:value-type="float">
            <text:p>8.89510029595528</text:p>
          </table:table-cell>
          <table:table-cell table:formula="of:=([.B13]-[.C13])^2" office:value-type="float" office:value="1.22080335599812" calcext:value-type="float">
            <text:p>1.22080335599812</text:p>
          </table:table-cell>
          <table:table-cell table:formula="of:=NORMDIST([.B13];[.C13];[.$I$5];FALSE())" office:value-type="float" office:value="0.171240524755682" calcext:value-type="float">
            <text:p>0.171240524755682</text:p>
          </table:table-cell>
          <table:table-cell table:formula="of:=LN([.E13])" office:value-type="float" office:value="-1.76468613326438" calcext:value-type="float">
            <text:p>-1.76468613326438</text:p>
          </table:table-cell>
          <table:table-cell table:number-columns-repeated="5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11.17" calcext:value-type="float">
            <text:p>11.17</text:p>
          </table:table-cell>
          <table:table-cell table:formula="of:=([.$I$2] * ([.A14]-[.$I$4]))/(([.$I$2]/[.$I$3])+([.A14]-[.$I$4]))" office:value-type="float" office:value="8.89510029595528" calcext:value-type="float">
            <text:p>8.89510029595528</text:p>
          </table:table-cell>
          <table:table-cell table:formula="of:=([.B14]-[.C14])^2" office:value-type="float" office:value="5.17516866346277" calcext:value-type="float">
            <text:p>5.17516866346277</text:p>
          </table:table-cell>
          <table:table-cell table:formula="of:=NORMDIST([.B14];[.C14];[.$I$5];FALSE())" office:value-type="float" office:value="0.104456788873382" calcext:value-type="float">
            <text:p>0.104456788873382</text:p>
          </table:table-cell>
          <table:table-cell table:formula="of:=LN([.E14])" office:value-type="float" office:value="-2.25898179669746" calcext:value-type="float">
            <text:p>-2.25898179669746</text:p>
          </table:table-cell>
          <table:table-cell table:number-columns-repeated="5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1.5" calcext:value-type="float">
            <text:p>11.5</text:p>
          </table:table-cell>
          <table:table-cell table:formula="of:=([.$I$2] * ([.A15]-[.$I$4]))/(([.$I$2]/[.$I$3])+([.A15]-[.$I$4]))" office:value-type="float" office:value="9.51417004048583" calcext:value-type="float">
            <text:p>9.51417004048583</text:p>
          </table:table-cell>
          <table:table-cell table:formula="of:=([.B15]-[.C15])^2" office:value-type="float" office:value="3.94352062810405" calcext:value-type="float">
            <text:p>3.94352062810405</text:p>
          </table:table-cell>
          <table:table-cell table:formula="of:=NORMDIST([.B15];[.C15];[.$I$5];FALSE())" office:value-type="float" office:value="0.12184253163215" calcext:value-type="float">
            <text:p>0.12184253163215</text:p>
          </table:table-cell>
          <table:table-cell table:formula="of:=LN([.E15])" office:value-type="float" office:value="-2.10502579227762" calcext:value-type="float">
            <text:p>-2.10502579227762</text:p>
          </table:table-cell>
          <table:table-cell table:number-columns-repeated="5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4.17" calcext:value-type="float">
            <text:p>4.17</text:p>
          </table:table-cell>
          <table:table-cell table:formula="of:=([.$I$2] * ([.A16]-[.$I$4]))/(([.$I$2]/[.$I$3])+([.A16]-[.$I$4]))" office:value-type="float" office:value="10.6856423966032" calcext:value-type="float">
            <text:p>10.6856423966032</text:p>
          </table:table-cell>
          <table:table-cell table:formula="of:=([.B16]-[.C16])^2" office:value-type="float" office:value="42.4535958404136" calcext:value-type="float">
            <text:p>42.4535958404136</text:p>
          </table:table-cell>
          <table:table-cell table:formula="of:=NORMDIST([.B16];[.C16];[.$I$5];FALSE())" office:value-type="float" office:value="0.000989030691643684" calcext:value-type="float">
            <text:p>0.000989030691643684</text:p>
          </table:table-cell>
          <table:table-cell table:formula="of:=LN([.E16])" office:value-type="float" office:value="-6.91878519381632" calcext:value-type="float">
            <text:p>-6.91878519381632</text:p>
          </table:table-cell>
          <table:table-cell table:number-columns-repeated="5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6.83" calcext:value-type="float">
            <text:p>16.83</text:p>
          </table:table-cell>
          <table:table-cell table:formula="of:=([.$I$2] * ([.A17]-[.$I$4]))/(([.$I$2]/[.$I$3])+([.A17]-[.$I$4]))" office:value-type="float" office:value="10.8763693270736" calcext:value-type="float">
            <text:p>10.8763693270736</text:p>
          </table:table-cell>
          <table:table-cell table:formula="of:=([.B17]-[.C17])^2" office:value-type="float" office:value="35.4457181896106" calcext:value-type="float">
            <text:p>35.4457181896106</text:p>
          </table:table-cell>
          <table:table-cell table:formula="of:=NORMDIST([.B17];[.C17];[.$I$5];FALSE())" office:value-type="float" office:value="0.00237489871797992" calcext:value-type="float">
            <text:p>0.00237489871797992</text:p>
          </table:table-cell>
          <table:table-cell table:formula="of:=LN([.E17])" office:value-type="float" office:value="-6.04280048746594" calcext:value-type="float">
            <text:p>-6.04280048746594</text:p>
          </table:table-cell>
          <table:table-cell table:number-columns-repeated="5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8.17" calcext:value-type="float">
            <text:p>8.17</text:p>
          </table:table-cell>
          <table:table-cell table:formula="of:=([.$I$2] * ([.A18]-[.$I$4]))/(([.$I$2]/[.$I$3])+([.A18]-[.$I$4]))" office:value-type="float" office:value="10.8763693270736" calcext:value-type="float">
            <text:p>10.8763693270736</text:p>
          </table:table-cell>
          <table:table-cell table:formula="of:=([.B18]-[.C18])^2" office:value-type="float" office:value="7.32443493452456" calcext:value-type="float">
            <text:p>7.32443493452456</text:p>
          </table:table-cell>
          <table:table-cell table:formula="of:=NORMDIST([.B18];[.C18];[.$I$5];FALSE())" office:value-type="float" office:value="0.0798472311487201" calcext:value-type="float">
            <text:p>0.0798472311487201</text:p>
          </table:table-cell>
          <table:table-cell table:formula="of:=LN([.E18])" office:value-type="float" office:value="-2.52764008058019" calcext:value-type="float">
            <text:p>-2.52764008058019</text:p>
          </table:table-cell>
          <table:table-cell table:number-columns-repeated="5"/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0.5" calcext:value-type="float">
            <text:p>10.5</text:p>
          </table:table-cell>
          <table:table-cell table:formula="of:=([.$I$2] * ([.A19]-[.$I$4]))/(([.$I$2]/[.$I$3])+([.A19]-[.$I$4]))" office:value-type="float" office:value="11.222273925857" calcext:value-type="float">
            <text:p>11.222273925857</text:p>
          </table:table-cell>
          <table:table-cell table:formula="of:=([.B19]-[.C19])^2" office:value-type="float" office:value="0.521679623972867" calcext:value-type="float">
            <text:p>0.521679623972867</text:p>
          </table:table-cell>
          <table:table-cell table:formula="of:=NORMDIST([.B19];[.C19];[.$I$5];FALSE())" office:value-type="float" office:value="0.18687867550784" calcext:value-type="float">
            <text:p>0.18687867550784</text:p>
          </table:table-cell>
          <table:table-cell table:formula="of:=LN([.E19])" office:value-type="float" office:value="-1.67729566676123" calcext:value-type="float">
            <text:p>-1.67729566676123</text:p>
          </table:table-cell>
          <table:table-cell table:number-columns-repeated="5"/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20.17" calcext:value-type="float">
            <text:p>20.17</text:p>
          </table:table-cell>
          <table:table-cell table:formula="of:=([.$I$2] * ([.A20]-[.$I$4]))/(([.$I$2]/[.$I$3])+([.A20]-[.$I$4]))" office:value-type="float" office:value="12.7143922445936" calcext:value-type="float">
            <text:p>12.7143922445936</text:p>
          </table:table-cell>
          <table:table-cell table:formula="of:=([.B20]-[.C20])^2" office:value-type="float" office:value="55.5860870024763" calcext:value-type="float">
            <text:p>55.5860870024763</text:p>
          </table:table-cell>
          <table:table-cell table:formula="of:=NORMDIST([.B20];[.C20];[.$I$5];FALSE())" office:value-type="float" office:value="0.000191552891994592" calcext:value-type="float">
            <text:p>0.000191552891994592</text:p>
          </table:table-cell>
          <table:table-cell table:formula="of:=LN([.E20])" office:value-type="float" office:value="-8.56034658907415" calcext:value-type="float">
            <text:p>-8.56034658907415</text:p>
          </table:table-cell>
          <table:table-cell table:number-columns-repeated="5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28.67" calcext:value-type="float">
            <text:p>28.67</text:p>
          </table:table-cell>
          <table:table-cell table:formula="of:=([.$I$2] * ([.A21]-[.$I$4]))/(([.$I$2]/[.$I$3])+([.A21]-[.$I$4]))" office:value-type="float" office:value="13.0614657210402" calcext:value-type="float">
            <text:p>13.0614657210402</text:p>
          </table:table-cell>
          <table:table-cell table:formula="of:=([.B21]-[.C21])^2" office:value-type="float" office:value="243.626342337464" calcext:value-type="float">
            <text:p>243.626342337464</text:p>
          </table:table-cell>
          <table:table-cell table:formula="of:=NORMDIST([.B21];[.C21];[.$I$5];FALSE())" office:value-type="float" office:value="0.00000000000001186269" calcext:value-type="float">
            <text:p>1.18626865396003E-14</text:p>
          </table:table-cell>
          <table:table-cell table:formula="of:=LN([.E21])" office:value-type="float" office:value="-32.0653785059476" calcext:value-type="float">
            <text:p>-32.0653785059476</text:p>
          </table:table-cell>
          <table:table-cell table:number-columns-repeated="5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7.33" calcext:value-type="float">
            <text:p>7.33</text:p>
          </table:table-cell>
          <table:table-cell table:formula="of:=([.$I$2] * ([.A22]-[.$I$4]))/(([.$I$2]/[.$I$3])+([.A22]-[.$I$4]))" office:value-type="float" office:value="13.4609763227127" calcext:value-type="float">
            <text:p>13.4609763227127</text:p>
          </table:table-cell>
          <table:table-cell table:formula="of:=([.B22]-[.C22])^2" office:value-type="float" office:value="37.5888706696632" calcext:value-type="float">
            <text:p>37.5888706696632</text:p>
          </table:table-cell>
          <table:table-cell table:formula="of:=NORMDIST([.B22];[.C22];[.$I$5];FALSE())" office:value-type="float" office:value="0.00181677096722367" calcext:value-type="float">
            <text:p>0.00181677096722367</text:p>
          </table:table-cell>
          <table:table-cell table:formula="of:=LN([.E22])" office:value-type="float" office:value="-6.31069454747252" calcext:value-type="float">
            <text:p>-6.31069454747252</text:p>
          </table:table-cell>
          <table:table-cell table:number-columns-repeated="5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5.67" calcext:value-type="float">
            <text:p>15.67</text:p>
          </table:table-cell>
          <table:table-cell table:formula="of:=([.$I$2] * ([.A23]-[.$I$4]))/(([.$I$2]/[.$I$3])+([.A23]-[.$I$4]))" office:value-type="float" office:value="13.4609763227127" calcext:value-type="float">
            <text:p>13.4609763227127</text:p>
          </table:table-cell>
          <table:table-cell table:formula="of:=([.B23]-[.C23])^2" office:value-type="float" office:value="4.87978560681609" calcext:value-type="float">
            <text:p>4.87978560681609</text:p>
          </table:table-cell>
          <table:table-cell table:formula="of:=NORMDIST([.B23];[.C23];[.$I$5];FALSE())" office:value-type="float" office:value="0.108385721989423" calcext:value-type="float">
            <text:p>0.108385721989423</text:p>
          </table:table-cell>
          <table:table-cell table:formula="of:=LN([.E23])" office:value-type="float" office:value="-2.22205891461663" calcext:value-type="float">
            <text:p>-2.22205891461663</text:p>
          </table:table-cell>
          <table:table-cell table:number-columns-repeated="5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3.17" calcext:value-type="float">
            <text:p>23.17</text:p>
          </table:table-cell>
          <table:table-cell table:formula="of:=([.$I$2] * ([.A24]-[.$I$4]))/(([.$I$2]/[.$I$3])+([.A24]-[.$I$4]))" office:value-type="float" office:value="13.631073610707" calcext:value-type="float">
            <text:p>13.631073610707</text:p>
          </table:table-cell>
          <table:table-cell table:formula="of:=([.B24]-[.C24])^2" office:value-type="float" office:value="90.9911166603502" calcext:value-type="float">
            <text:p>90.9911166603502</text:p>
          </table:table-cell>
          <table:table-cell table:formula="of:=NORMDIST([.B24];[.C24];[.$I$5];FALSE())" office:value-type="float" office:value="0.0000022922531947294" calcext:value-type="float">
            <text:p>2.2922531947294E-06</text:p>
          </table:table-cell>
          <table:table-cell table:formula="of:=LN([.E24])" office:value-type="float" office:value="-12.9859752963084" calcext:value-type="float">
            <text:p>-12.9859752963084</text:p>
          </table:table-cell>
          <table:table-cell table:number-columns-repeated="5"/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12.5" calcext:value-type="float">
            <text:p>12.5</text:p>
          </table:table-cell>
          <table:table-cell table:formula="of:=([.$I$2] * ([.A25]-[.$I$4]))/(([.$I$2]/[.$I$3])+([.A25]-[.$I$4]))" office:value-type="float" office:value="15.1032942490229" calcext:value-type="float">
            <text:p>15.1032942490229</text:p>
          </table:table-cell>
          <table:table-cell table:formula="of:=([.B25]-[.C25])^2" office:value-type="float" office:value="6.77714094699567" calcext:value-type="float">
            <text:p>6.77714094699567</text:p>
          </table:table-cell>
          <table:table-cell table:formula="of:=NORMDIST([.B25];[.C25];[.$I$5];FALSE())" office:value-type="float" office:value="0.0855009038167566" calcext:value-type="float">
            <text:p>0.0855009038167566</text:p>
          </table:table-cell>
          <table:table-cell table:formula="of:=LN([.E25])" office:value-type="float" office:value="-2.45922833213908" calcext:value-type="float">
            <text:p>-2.45922833213908</text:p>
          </table:table-cell>
          <table:table-cell table:number-columns-repeated="5"/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21.17" calcext:value-type="float">
            <text:p>21.17</text:p>
          </table:table-cell>
          <table:table-cell table:formula="of:=([.$I$2] * ([.A26]-[.$I$4]))/(([.$I$2]/[.$I$3])+([.A26]-[.$I$4]))" office:value-type="float" office:value="15.205288796103" calcext:value-type="float">
            <text:p>15.205288796103</text:p>
          </table:table-cell>
          <table:table-cell table:formula="of:=([.B26]-[.C26])^2" office:value-type="float" office:value="35.5777797458945" calcext:value-type="float">
            <text:p>35.5777797458945</text:p>
          </table:table-cell>
          <table:table-cell table:formula="of:=NORMDIST([.B26];[.C26];[.$I$5];FALSE())" office:value-type="float" office:value="0.00233601642684416" calcext:value-type="float">
            <text:p>0.00233601642684416</text:p>
          </table:table-cell>
          <table:table-cell table:formula="of:=LN([.E26])" office:value-type="float" office:value="-6.05930818200143" calcext:value-type="float">
            <text:p>-6.05930818200143</text:p>
          </table:table-cell>
          <table:table-cell table:number-columns-repeated="5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6.17" calcext:value-type="float">
            <text:p>6.17</text:p>
          </table:table-cell>
          <table:table-cell table:formula="of:=([.$I$2] * ([.A27]-[.$I$4]))/(([.$I$2]/[.$I$3])+([.A27]-[.$I$4]))" office:value-type="float" office:value="15.5172413793103" calcext:value-type="float">
            <text:p>15.5172413793103</text:p>
          </table:table-cell>
          <table:table-cell table:formula="of:=([.B27]-[.C27])^2" office:value-type="float" office:value="87.3709214030916" calcext:value-type="float">
            <text:p>87.3709214030916</text:p>
          </table:table-cell>
          <table:table-cell table:formula="of:=NORMDIST([.B27];[.C27];[.$I$5];FALSE())" office:value-type="float" office:value="0.00000360405524638133" calcext:value-type="float">
            <text:p>3.60405524638133E-06</text:p>
          </table:table-cell>
          <table:table-cell table:formula="of:=LN([.E27])" office:value-type="float" office:value="-12.5334508891511" calcext:value-type="float">
            <text:p>-12.5334508891511</text:p>
          </table:table-cell>
          <table:table-cell table:number-columns-repeated="5"/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4.67" calcext:value-type="float">
            <text:p>4.67</text:p>
          </table:table-cell>
          <table:table-cell table:formula="of:=([.$I$2] * ([.A28]-[.$I$4]))/(([.$I$2]/[.$I$3])+([.A28]-[.$I$4]))" office:value-type="float" office:value="16.3888141973649" calcext:value-type="float">
            <text:p>16.3888141973649</text:p>
          </table:table-cell>
          <table:table-cell table:formula="of:=([.B28]-[.C28])^2" office:value-type="float" office:value="137.330606192361" calcext:value-type="float">
            <text:p>137.330606192361</text:p>
          </table:table-cell>
          <table:table-cell table:formula="of:=NORMDIST([.B28];[.C28];[.$I$5];FALSE())" office:value-type="float" office:value="0.00000000699261330069" calcext:value-type="float">
            <text:p>6.99261330069413E-09</text:p>
          </table:table-cell>
          <table:table-cell table:formula="of:=LN([.E28])" office:value-type="float" office:value="-18.7784114878097" calcext:value-type="float">
            <text:p>-18.7784114878097</text:p>
          </table:table-cell>
          <table:table-cell table:number-columns-repeated="5"/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6.83" calcext:value-type="float">
            <text:p>6.83</text:p>
          </table:table-cell>
          <table:table-cell table:formula="of:=([.$I$2] * ([.A29]-[.$I$4]))/(([.$I$2]/[.$I$3])+([.A29]-[.$I$4]))" office:value-type="float" office:value="16.635526491392" calcext:value-type="float">
            <text:p>16.635526491392</text:p>
          </table:table-cell>
          <table:table-cell table:formula="of:=([.B29]-[.C29])^2" office:value-type="float" office:value="96.1483497733896" calcext:value-type="float">
            <text:p>96.1483497733896</text:p>
          </table:table-cell>
          <table:table-cell table:formula="of:=NORMDIST([.B29];[.C29];[.$I$5];FALSE())" office:value-type="float" office:value="0.00000120307541306033" calcext:value-type="float">
            <text:p>1.20307541306033E-06</text:p>
          </table:table-cell>
          <table:table-cell table:formula="of:=LN([.E29])" office:value-type="float" office:value="-13.6306294354383" calcext:value-type="float">
            <text:p>-13.6306294354383</text:p>
          </table:table-cell>
          <table:table-cell table:number-columns-repeated="5"/>
        </table:table-row>
        <table:table-row table:style-name="ro1">
          <table:table-cell office:value-type="float" office:value="27.39" calcext:value-type="float">
            <text:p>27.39</text:p>
          </table:table-cell>
          <table:table-cell office:value-type="float" office:value="11.67" calcext:value-type="float">
            <text:p>11.67</text:p>
          </table:table-cell>
          <table:table-cell table:formula="of:=([.$I$2] * ([.A30]-[.$I$4]))/(([.$I$2]/[.$I$3])+([.A30]-[.$I$4]))" office:value-type="float" office:value="17.2732032988611" calcext:value-type="float">
            <text:p>17.2732032988611</text:p>
          </table:table-cell>
          <table:table-cell table:formula="of:=([.B30]-[.C30])^2" office:value-type="float" office:value="31.395887208368" calcext:value-type="float">
            <text:p>31.395887208368</text:p>
          </table:table-cell>
          <table:table-cell table:formula="of:=NORMDIST([.B30];[.C30];[.$I$5];FALSE())" office:value-type="float" office:value="0.00394001158701204" calcext:value-type="float">
            <text:p>0.00394001158701204</text:p>
          </table:table-cell>
          <table:table-cell table:formula="of:=LN([.E30])" office:value-type="float" office:value="-5.53657161481062" calcext:value-type="float">
            <text:p>-5.53657161481062</text:p>
          </table:table-cell>
          <table:table-cell table:number-columns-repeated="5"/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17.17" calcext:value-type="float">
            <text:p>17.17</text:p>
          </table:table-cell>
          <table:table-cell table:formula="of:=([.$I$2] * ([.A31]-[.$I$4]))/(([.$I$2]/[.$I$3])+([.A31]-[.$I$4]))" office:value-type="float" office:value="17.8332475553268" calcext:value-type="float">
            <text:p>17.8332475553268</text:p>
          </table:table-cell>
          <table:table-cell table:formula="of:=([.B31]-[.C31])^2" office:value-type="float" office:value="0.439897319646993" calcext:value-type="float">
            <text:p>0.439897319646993</text:p>
          </table:table-cell>
          <table:table-cell table:formula="of:=NORMDIST([.B31];[.C31];[.$I$5];FALSE())" office:value-type="float" office:value="0.188798894871921" calcext:value-type="float">
            <text:p>0.188798894871921</text:p>
          </table:table-cell>
          <table:table-cell table:formula="of:=LN([.E31])" office:value-type="float" office:value="-1.66707287872049" calcext:value-type="float">
            <text:p>-1.66707287872049</text:p>
          </table:table-cell>
          <table:table-cell table:number-columns-repeated="5"/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30.67" calcext:value-type="float">
            <text:p>30.67</text:p>
          </table:table-cell>
          <table:table-cell table:formula="of:=([.$I$2] * ([.A32]-[.$I$4]))/(([.$I$2]/[.$I$3])+([.A32]-[.$I$4]))" office:value-type="float" office:value="17.8828365878726" calcext:value-type="float">
            <text:p>17.8828365878726</text:p>
          </table:table-cell>
          <table:table-cell table:formula="of:=([.B32]-[.C32])^2" office:value-type="float" office:value="163.511548128451" calcext:value-type="float">
            <text:p>163.511548128451</text:p>
          </table:table-cell>
          <table:table-cell table:formula="of:=NORMDIST([.B32];[.C32];[.$I$5];FALSE())" office:value-type="float" office:value="0.00000000026506945503" calcext:value-type="float">
            <text:p>2.6506945503246E-10</text:p>
          </table:table-cell>
          <table:table-cell table:formula="of:=LN([.E32])" office:value-type="float" office:value="-22.051029229821" calcext:value-type="float">
            <text:p>-22.051029229821</text:p>
          </table:table-cell>
          <table:table-cell table:number-columns-repeated="5"/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7.5" calcext:value-type="float">
            <text:p>7.5</text:p>
          </table:table-cell>
          <table:table-cell table:formula="of:=([.$I$2] * ([.A33]-[.$I$4]))/(([.$I$2]/[.$I$3])+([.A33]-[.$I$4]))" office:value-type="float" office:value="17.9528265606973" calcext:value-type="float">
            <text:p>17.9528265606973</text:p>
          </table:table-cell>
          <table:table-cell table:formula="of:=([.B33]-[.C33])^2" office:value-type="float" office:value="109.26158310802" calcext:value-type="float">
            <text:p>109.26158310802</text:p>
          </table:table-cell>
          <table:table-cell table:formula="of:=NORMDIST([.B33];[.C33];[.$I$5];FALSE())" office:value-type="float" office:value="0.00000023357009731227" calcext:value-type="float">
            <text:p>2.3357009731227E-07</text:p>
          </table:table-cell>
          <table:table-cell table:formula="of:=LN([.E33])" office:value-type="float" office:value="-15.2697836022671" calcext:value-type="float">
            <text:p>-15.2697836022671</text:p>
          </table:table-cell>
          <table:table-cell table:number-columns-repeated="5"/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29.67" calcext:value-type="float">
            <text:p>29.67</text:p>
          </table:table-cell>
          <table:table-cell table:formula="of:=([.$I$2] * ([.A34]-[.$I$4]))/(([.$I$2]/[.$I$3])+([.A34]-[.$I$4]))" office:value-type="float" office:value="18.104108190865" calcext:value-type="float">
            <text:p>18.104108190865</text:p>
          </table:table-cell>
          <table:table-cell table:formula="of:=([.B34]-[.C34])^2" office:value-type="float" office:value="133.769853340616" calcext:value-type="float">
            <text:p>133.769853340616</text:p>
          </table:table-cell>
          <table:table-cell table:formula="of:=NORMDIST([.B34];[.C34];[.$I$5];FALSE())" office:value-type="float" office:value="0.00000001091293142809" calcext:value-type="float">
            <text:p>1.09129314280948E-08</text:p>
          </table:table-cell>
          <table:table-cell table:formula="of:=LN([.E34])" office:value-type="float" office:value="-18.3333173813416" calcext:value-type="float">
            <text:p>-18.3333173813416</text:p>
          </table:table-cell>
          <table:table-cell table:number-columns-repeated="5"/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14.33" calcext:value-type="float">
            <text:p>14.33</text:p>
          </table:table-cell>
          <table:table-cell table:formula="of:=([.$I$2] * ([.A35]-[.$I$4]))/(([.$I$2]/[.$I$3])+([.A35]-[.$I$4]))" office:value-type="float" office:value="18.1812396589029" calcext:value-type="float">
            <text:p>18.1812396589029</text:p>
          </table:table-cell>
          <table:table-cell table:formula="of:=([.B35]-[.C35])^2" office:value-type="float" office:value="14.8320469103064" calcext:value-type="float">
            <text:p>14.8320469103064</text:p>
          </table:table-cell>
          <table:table-cell table:formula="of:=NORMDIST([.B35];[.C35];[.$I$5];FALSE())" office:value-type="float" office:value="0.0312388871403616" calcext:value-type="float">
            <text:p>0.0312388871403616</text:p>
          </table:table-cell>
          <table:table-cell table:formula="of:=LN([.E35])" office:value-type="float" office:value="-3.46609157755292" calcext:value-type="float">
            <text:p>-3.46609157755292</text:p>
          </table:table-cell>
          <table:table-cell table:number-columns-repeated="5"/>
        </table:table-row>
        <table:table-row table:style-name="ro1">
          <table:table-cell office:value-type="float" office:value="37.13" calcext:value-type="float">
            <text:p>37.13</text:p>
          </table:table-cell>
          <table:table-cell office:value-type="float" office:value="31.33" calcext:value-type="float">
            <text:p>31.33</text:p>
          </table:table-cell>
          <table:table-cell table:formula="of:=([.$I$2] * ([.A36]-[.$I$4]))/(([.$I$2]/[.$I$3])+([.A36]-[.$I$4]))" office:value-type="float" office:value="20.9741089051434" calcext:value-type="float">
            <text:p>20.9741089051434</text:p>
          </table:table-cell>
          <table:table-cell table:formula="of:=([.B36]-[.C36])^2" office:value-type="float" office:value="107.24448036853" calcext:value-type="float">
            <text:p>107.24448036853</text:p>
          </table:table-cell>
          <table:table-cell table:formula="of:=NORMDIST([.B36];[.C36];[.$I$5];FALSE())" office:value-type="float" office:value="0.00000030055178756561" calcext:value-type="float">
            <text:p>3.00551787565611E-07</text:p>
          </table:table-cell>
          <table:table-cell table:formula="of:=LN([.E36])" office:value-type="float" office:value="-15.0176457598309" calcext:value-type="float">
            <text:p>-15.0176457598309</text:p>
          </table:table-cell>
          <table:table-cell table:number-columns-repeated="5"/>
        </table:table-row>
        <table:table-row table:style-name="ro1">
          <table:table-cell office:value-type="float" office:value="38.22" calcext:value-type="float">
            <text:p>38.22</text:p>
          </table:table-cell>
          <table:table-cell office:value-type="float" office:value="32.17" calcext:value-type="float">
            <text:p>32.17</text:p>
          </table:table-cell>
          <table:table-cell table:formula="of:=([.$I$2] * ([.A37]-[.$I$4]))/(([.$I$2]/[.$I$3])+([.A37]-[.$I$4]))" office:value-type="float" office:value="21.3368493464802" calcext:value-type="float">
            <text:p>21.3368493464802</text:p>
          </table:table-cell>
          <table:table-cell table:formula="of:=([.B37]-[.C37])^2" office:value-type="float" office:value="117.357153081857" calcext:value-type="float">
            <text:p>117.357153081857</text:p>
          </table:table-cell>
          <table:table-cell table:formula="of:=NORMDIST([.B37];[.C37];[.$I$5];FALSE())" office:value-type="float" office:value="0.00000008490525501691" calcext:value-type="float">
            <text:p>8.4905255016912E-08</text:p>
          </table:table-cell>
          <table:table-cell table:formula="of:=LN([.E37])" office:value-type="float" office:value="-16.2817298489968" calcext:value-type="float">
            <text:p>-16.2817298489968</text:p>
          </table:table-cell>
          <table:table-cell table:number-columns-repeated="5"/>
        </table:table-row>
        <table:table-row table:style-name="ro1">
          <table:table-cell office:value-type="float" office:value="38.22" calcext:value-type="float">
            <text:p>38.22</text:p>
          </table:table-cell>
          <table:table-cell office:value-type="float" office:value="24.83" calcext:value-type="float">
            <text:p>24.83</text:p>
          </table:table-cell>
          <table:table-cell table:formula="of:=([.$I$2] * ([.A38]-[.$I$4]))/(([.$I$2]/[.$I$3])+([.A38]-[.$I$4]))" office:value-type="float" office:value="21.3368493464802" calcext:value-type="float">
            <text:p>21.3368493464802</text:p>
          </table:table-cell>
          <table:table-cell table:formula="of:=([.B38]-[.C38])^2" office:value-type="float" office:value="12.202101488186" calcext:value-type="float">
            <text:p>12.202101488186</text:p>
          </table:table-cell>
          <table:table-cell table:formula="of:=NORMDIST([.B38];[.C38];[.$I$5];FALSE())" office:value-type="float" office:value="0.0433977188729658" calcext:value-type="float">
            <text:p>0.0433977188729658</text:p>
          </table:table-cell>
          <table:table-cell table:formula="of:=LN([.E38])" office:value-type="float" office:value="-3.13734839978787" calcext:value-type="float">
            <text:p>-3.13734839978787</text:p>
          </table:table-cell>
          <table:table-cell table:number-columns-repeated="5"/>
        </table:table-row>
        <table:table-row table:style-name="ro1">
          <table:table-cell office:value-type="float" office:value="39.06" calcext:value-type="float">
            <text:p>39.06</text:p>
          </table:table-cell>
          <table:table-cell office:value-type="float" office:value="19.17" calcext:value-type="float">
            <text:p>19.17</text:p>
          </table:table-cell>
          <table:table-cell table:formula="of:=([.$I$2] * ([.A39]-[.$I$4]))/(([.$I$2]/[.$I$3])+([.A39]-[.$I$4]))" office:value-type="float" office:value="21.6102657279128" calcext:value-type="float">
            <text:p>21.6102657279128</text:p>
          </table:table-cell>
          <table:table-cell table:formula="of:=([.B39]-[.C39])^2" office:value-type="float" office:value="5.95489682282571" calcext:value-type="float">
            <text:p>5.95489682282571</text:p>
          </table:table-cell>
          <table:table-cell table:formula="of:=NORMDIST([.B39];[.C39];[.$I$5];FALSE())" office:value-type="float" office:value="0.0947562175475582" calcext:value-type="float">
            <text:p>0.0947562175475582</text:p>
          </table:table-cell>
          <table:table-cell table:formula="of:=LN([.E39])" office:value-type="float" office:value="-2.35644781661783" calcext:value-type="float">
            <text:p>-2.35644781661783</text:p>
          </table:table-cell>
          <table:table-cell table:number-columns-repeated="5"/>
        </table:table-row>
        <table:table-row table:style-name="ro1">
          <table:table-cell office:value-type="float" office:value="39.08" calcext:value-type="float">
            <text:p>39.08</text:p>
          </table:table-cell>
          <table:table-cell office:value-type="float" office:value="30.83" calcext:value-type="float">
            <text:p>30.83</text:p>
          </table:table-cell>
          <table:table-cell table:formula="of:=([.$I$2] * ([.A40]-[.$I$4]))/(([.$I$2]/[.$I$3])+([.A40]-[.$I$4]))" office:value-type="float" office:value="21.6167120799273" calcext:value-type="float">
            <text:p>21.6167120799273</text:p>
          </table:table-cell>
          <table:table-cell table:formula="of:=([.B40]-[.C40])^2" office:value-type="float" office:value="84.8846742981568" calcext:value-type="float">
            <text:p>84.8846742981568</text:p>
          </table:table-cell>
          <table:table-cell table:formula="of:=NORMDIST([.B40];[.C40];[.$I$5];FALSE())" office:value-type="float" office:value="0.00000491769810866931" calcext:value-type="float">
            <text:p>4.91769810866931E-06</text:p>
          </table:table-cell>
          <table:table-cell table:formula="of:=LN([.E40])" office:value-type="float" office:value="-12.2226700010342" calcext:value-type="float">
            <text:p>-12.2226700010342</text:p>
          </table:table-cell>
          <table:table-cell table:number-columns-repeated="5"/>
        </table:table-row>
        <table:table-row table:style-name="ro1">
          <table:table-cell office:value-type="float" office:value="39.26" calcext:value-type="float">
            <text:p>39.26</text:p>
          </table:table-cell>
          <table:table-cell office:value-type="float" office:value="14.33" calcext:value-type="float">
            <text:p>14.33</text:p>
          </table:table-cell>
          <table:table-cell table:formula="of:=([.$I$2] * ([.A41]-[.$I$4]))/(([.$I$2]/[.$I$3])+([.A41]-[.$I$4]))" office:value-type="float" office:value="21.6745977792885" calcext:value-type="float">
            <text:p>21.6745977792885</text:p>
          </table:table-cell>
          <table:table-cell table:formula="of:=([.B41]-[.C41])^2" office:value-type="float" office:value="53.9431165395291" calcext:value-type="float">
            <text:p>53.9431165395291</text:p>
          </table:table-cell>
          <table:table-cell table:formula="of:=NORMDIST([.B41];[.C41];[.$I$5];FALSE())" office:value-type="float" office:value="0.000235223300238698" calcext:value-type="float">
            <text:p>0.000235223300238698</text:p>
          </table:table-cell>
          <table:table-cell table:formula="of:=LN([.E41])" office:value-type="float" office:value="-8.35497528120576" calcext:value-type="float">
            <text:p>-8.35497528120576</text:p>
          </table:table-cell>
          <table:table-cell table:number-columns-repeated="5"/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25" calcext:value-type="float">
            <text:p>25</text:p>
          </table:table-cell>
          <table:table-cell table:formula="of:=([.$I$2] * ([.A42]-[.$I$4]))/(([.$I$2]/[.$I$3])+([.A42]-[.$I$4]))" office:value-type="float" office:value="21.7705510388437" calcext:value-type="float">
            <text:p>21.7705510388437</text:p>
          </table:table-cell>
          <table:table-cell table:formula="of:=([.B42]-[.C42])^2" office:value-type="float" office:value="10.4293405927134" calcext:value-type="float">
            <text:p>10.4293405927134</text:p>
          </table:table-cell>
          <table:table-cell table:formula="of:=NORMDIST([.B42];[.C42];[.$I$5];FALSE())" office:value-type="float" office:value="0.0541632151697469" calcext:value-type="float">
            <text:p>0.0541632151697469</text:p>
          </table:table-cell>
          <table:table-cell table:formula="of:=LN([.E42])" office:value-type="float" office:value="-2.91575328785379" calcext:value-type="float">
            <text:p>-2.91575328785379</text:p>
          </table:table-cell>
          <table:table-cell table:number-columns-repeated="5"/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23.17" calcext:value-type="float">
            <text:p>23.17</text:p>
          </table:table-cell>
          <table:table-cell table:formula="of:=([.$I$2] * ([.A43]-[.$I$4]))/(([.$I$2]/[.$I$3])+([.A43]-[.$I$4]))" office:value-type="float" office:value="22.0701597586862" calcext:value-type="float">
            <text:p>22.0701597586862</text:p>
          </table:table-cell>
          <table:table-cell table:formula="of:=([.B43]-[.C43])^2" office:value-type="float" office:value="1.20964855641324" calcext:value-type="float">
            <text:p>1.20964855641324</text:p>
          </table:table-cell>
          <table:table-cell table:formula="of:=NORMDIST([.B43];[.C43];[.$I$5];FALSE())" office:value-type="float" office:value="0.171479460513809" calcext:value-type="float">
            <text:p>0.171479460513809</text:p>
          </table:table-cell>
          <table:table-cell table:formula="of:=LN([.E43])" office:value-type="float" office:value="-1.76329178331627" calcext:value-type="float">
            <text:p>-1.76329178331627</text:p>
          </table:table-cell>
          <table:table-cell table:number-columns-repeated="5"/>
        </table:table-row>
        <table:table-row table:style-name="ro1">
          <table:table-cell office:value-type="float" office:value="41.28" calcext:value-type="float">
            <text:p>41.28</text:p>
          </table:table-cell>
          <table:table-cell office:value-type="float" office:value="16.83" calcext:value-type="float">
            <text:p>16.83</text:p>
          </table:table-cell>
          <table:table-cell table:formula="of:=([.$I$2] * ([.A44]-[.$I$4]))/(([.$I$2]/[.$I$3])+([.A44]-[.$I$4]))" office:value-type="float" office:value="22.3083739477182" calcext:value-type="float">
            <text:p>22.3083739477182</text:p>
          </table:table-cell>
          <table:table-cell table:formula="of:=([.B44]-[.C44])^2" office:value-type="float" office:value="30.0125811110376" calcext:value-type="float">
            <text:p>30.0125811110376</text:p>
          </table:table-cell>
          <table:table-cell table:formula="of:=NORMDIST([.B44];[.C44];[.$I$5];FALSE())" office:value-type="float" office:value="0.00468373995436024" calcext:value-type="float">
            <text:p>0.00468373995436024</text:p>
          </table:table-cell>
          <table:table-cell table:formula="of:=LN([.E44])" office:value-type="float" office:value="-5.36365835264432" calcext:value-type="float">
            <text:p>-5.36365835264432</text:p>
          </table:table-cell>
          <table:table-cell table:number-columns-repeated="5"/>
        </table:table-row>
        <table:table-row table:style-name="ro1">
          <table:table-cell office:value-type="float" office:value="42.91" calcext:value-type="float">
            <text:p>42.91</text:p>
          </table:table-cell>
          <table:table-cell office:value-type="float" office:value="26.33" calcext:value-type="float">
            <text:p>26.33</text:p>
          </table:table-cell>
          <table:table-cell table:formula="of:=([.$I$2] * ([.A45]-[.$I$4]))/(([.$I$2]/[.$I$3])+([.A45]-[.$I$4]))" office:value-type="float" office:value="22.7994777499728" calcext:value-type="float">
            <text:p>22.7994777499728</text:p>
          </table:table-cell>
          <table:table-cell table:formula="of:=([.B45]-[.C45])^2" office:value-type="float" office:value="12.4645873579371" calcext:value-type="float">
            <text:p>12.4645873579371</text:p>
          </table:table-cell>
          <table:table-cell table:formula="of:=NORMDIST([.B45];[.C45];[.$I$5];FALSE())" office:value-type="float" office:value="0.0419969142554251" calcext:value-type="float">
            <text:p>0.0419969142554251</text:p>
          </table:table-cell>
          <table:table-cell table:formula="of:=LN([.E45])" office:value-type="float" office:value="-3.17015913350676" calcext:value-type="float">
            <text:p>-3.17015913350676</text:p>
          </table:table-cell>
          <table:table-cell table:number-columns-repeated="5"/>
        </table:table-row>
        <table:table-row table:style-name="ro1">
          <table:table-cell office:value-type="float" office:value="43.39" calcext:value-type="float">
            <text:p>43.39</text:p>
          </table:table-cell>
          <table:table-cell office:value-type="float" office:value="17" calcext:value-type="float">
            <text:p>17</text:p>
          </table:table-cell>
          <table:table-cell table:formula="of:=([.$I$2] * ([.A46]-[.$I$4]))/(([.$I$2]/[.$I$3])+([.A46]-[.$I$4]))" office:value-type="float" office:value="22.9407944582747" calcext:value-type="float">
            <text:p>22.9407944582747</text:p>
          </table:table-cell>
          <table:table-cell table:formula="of:=([.B46]-[.C46])^2" office:value-type="float" office:value="35.2930387954675" calcext:value-type="float">
            <text:p>35.2930387954675</text:p>
          </table:table-cell>
          <table:table-cell table:formula="of:=NORMDIST([.B46];[.C46];[.$I$5];FALSE())" office:value-type="float" office:value="0.0024206587546339" calcext:value-type="float">
            <text:p>0.0024206587546339</text:p>
          </table:table-cell>
          <table:table-cell table:formula="of:=LN([.E46])" office:value-type="float" office:value="-6.02371556319805" calcext:value-type="float">
            <text:p>-6.02371556319805</text:p>
          </table:table-cell>
          <table:table-cell table:number-columns-repeated="5"/>
        </table:table-row>
        <table:table-row table:style-name="ro1">
          <table:table-cell office:value-type="float" office:value="43.41" calcext:value-type="float">
            <text:p>43.41</text:p>
          </table:table-cell>
          <table:table-cell office:value-type="float" office:value="46.67" calcext:value-type="float">
            <text:p>46.67</text:p>
          </table:table-cell>
          <table:table-cell table:formula="of:=([.$I$2] * ([.A47]-[.$I$4]))/(([.$I$2]/[.$I$3])+([.A47]-[.$I$4]))" office:value-type="float" office:value="22.9466507953685" calcext:value-type="float">
            <text:p>22.9466507953685</text:p>
          </table:table-cell>
          <table:table-cell table:formula="of:=([.B47]-[.C47])^2" office:value-type="float" office:value="562.797297484892" calcext:value-type="float">
            <text:p>562.797297484892</text:p>
          </table:table-cell>
          <table:table-cell table:formula="of:=NORMDIST([.B47];[.C47];[.$I$5];FALSE())" office:value-type="float" office:value="5.58997646204857E-032" calcext:value-type="float">
            <text:p>5.58997646204857E-32</text:p>
          </table:table-cell>
          <table:table-cell table:formula="of:=LN([.E47])" office:value-type="float" office:value="-71.9617478993761" calcext:value-type="float">
            <text:p>-71.9617478993761</text:p>
          </table:table-cell>
          <table:table-cell table:number-columns-repeated="5"/>
        </table:table-row>
        <table:table-row table:style-name="ro1">
          <table:table-cell office:value-type="float" office:value="50.42" calcext:value-type="float">
            <text:p>50.42</text:p>
          </table:table-cell>
          <table:table-cell office:value-type="float" office:value="28.17" calcext:value-type="float">
            <text:p>28.17</text:p>
          </table:table-cell>
          <table:table-cell table:formula="of:=([.$I$2] * ([.A48]-[.$I$4]))/(([.$I$2]/[.$I$3])+([.A48]-[.$I$4]))" office:value-type="float" office:value="24.8541540937437" calcext:value-type="float">
            <text:p>24.8541540937437</text:p>
          </table:table-cell>
          <table:table-cell table:formula="of:=([.B48]-[.C48])^2" office:value-type="float" office:value="10.9948340740366" calcext:value-type="float">
            <text:p>10.9948340740366</text:p>
          </table:table-cell>
          <table:table-cell table:formula="of:=NORMDIST([.B48];[.C48];[.$I$5];FALSE())" office:value-type="float" office:value="0.0504667803998731" calcext:value-type="float">
            <text:p>0.0504667803998731</text:p>
          </table:table-cell>
          <table:table-cell table:formula="of:=LN([.E48])" office:value-type="float" office:value="-2.98643997301919" calcext:value-type="float">
            <text:p>-2.98643997301919</text:p>
          </table:table-cell>
          <table:table-cell table:number-columns-repeated="5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35.33" calcext:value-type="float">
            <text:p>35.33</text:p>
          </table:table-cell>
          <table:table-cell table:formula="of:=([.$I$2] * ([.A49]-[.$I$4]))/(([.$I$2]/[.$I$3])+([.A49]-[.$I$4]))" office:value-type="float" office:value="25.609756097561" calcext:value-type="float">
            <text:p>25.609756097561</text:p>
          </table:table-cell>
          <table:table-cell table:formula="of:=([.B49]-[.C49])^2" office:value-type="float" office:value="94.483141522903" calcext:value-type="float">
            <text:p>94.483141522903</text:p>
          </table:table-cell>
          <table:table-cell table:formula="of:=NORMDIST([.B49];[.C49];[.$I$5];FALSE())" office:value-type="float" office:value="0.00000148146602338016" calcext:value-type="float">
            <text:p>1.48146602338016E-06</text:p>
          </table:table-cell>
          <table:table-cell table:formula="of:=LN([.E49])" office:value-type="float" office:value="-13.4224784041275" calcext:value-type="float">
            <text:p>-13.4224784041275</text:p>
          </table:table-cell>
          <table:table-cell table:number-columns-repeated="5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26.83" calcext:value-type="float">
            <text:p>26.83</text:p>
          </table:table-cell>
          <table:table-cell table:formula="of:=([.$I$2] * ([.A50]-[.$I$4]))/(([.$I$2]/[.$I$3])+([.A50]-[.$I$4]))" office:value-type="float" office:value="25.609756097561" calcext:value-type="float">
            <text:p>25.609756097561</text:p>
          </table:table-cell>
          <table:table-cell table:formula="of:=([.B50]-[.C50])^2" office:value-type="float" office:value="1.48899518143962" calcext:value-type="float">
            <text:p>1.48899518143962</text:p>
          </table:table-cell>
          <table:table-cell table:formula="of:=NORMDIST([.B50];[.C50];[.$I$5];FALSE())" office:value-type="float" office:value="0.165595019751999" calcext:value-type="float">
            <text:p>0.165595019751999</text:p>
          </table:table-cell>
          <table:table-cell table:formula="of:=LN([.E50])" office:value-type="float" office:value="-1.79821011144457" calcext:value-type="float">
            <text:p>-1.79821011144457</text:p>
          </table:table-cell>
          <table:table-cell table:number-columns-repeated="5"/>
        </table:table-row>
        <table:table-row table:style-name="ro1">
          <table:table-cell office:value-type="float" office:value="53.59" calcext:value-type="float">
            <text:p>53.59</text:p>
          </table:table-cell>
          <table:table-cell office:value-type="float" office:value="37.33" calcext:value-type="float">
            <text:p>37.33</text:p>
          </table:table-cell>
          <table:table-cell table:formula="of:=([.$I$2] * ([.A51]-[.$I$4]))/(([.$I$2]/[.$I$3])+([.A51]-[.$I$4]))" office:value-type="float" office:value="25.6311531338337" calcext:value-type="float">
            <text:p>25.6311531338337</text:p>
          </table:table-cell>
          <table:table-cell table:formula="of:=([.B51]-[.C51])^2" office:value-type="float" office:value="136.863017998009" calcext:value-type="float">
            <text:p>136.863017998009</text:p>
          </table:table-cell>
          <table:table-cell table:formula="of:=NORMDIST([.B51];[.C51];[.$I$5];FALSE())" office:value-type="float" office:value="0.00000000741350156391" calcext:value-type="float">
            <text:p>7.41350156391313E-09</text:p>
          </table:table-cell>
          <table:table-cell table:formula="of:=LN([.E51])" office:value-type="float" office:value="-18.7199629635157" calcext:value-type="float">
            <text:p>-18.7199629635157</text:p>
          </table:table-cell>
          <table:table-cell table:number-columns-repeated="5"/>
        </table:table-row>
        <table:table-row table:style-name="ro1">
          <table:table-cell office:value-type="float" office:value="56.31" calcext:value-type="float">
            <text:p>56.31</text:p>
          </table:table-cell>
          <table:table-cell office:value-type="float" office:value="36.33" calcext:value-type="float">
            <text:p>36.33</text:p>
          </table:table-cell>
          <table:table-cell table:formula="of:=([.$I$2] * ([.A52]-[.$I$4]))/(([.$I$2]/[.$I$3])+([.A52]-[.$I$4]))" office:value-type="float" office:value="26.2605640489982" calcext:value-type="float">
            <text:p>26.2605640489982</text:p>
          </table:table-cell>
          <table:table-cell table:formula="of:=([.B52]-[.C52])^2" office:value-type="float" office:value="101.393540371328" calcext:value-type="float">
            <text:p>101.393540371328</text:p>
          </table:table-cell>
          <table:table-cell table:formula="of:=NORMDIST([.B52];[.C52];[.$I$5];FALSE())" office:value-type="float" office:value="0.00000062452263678679" calcext:value-type="float">
            <text:p>6.24522636786789E-07</text:p>
          </table:table-cell>
          <table:table-cell table:formula="of:=LN([.E52])" office:value-type="float" office:value="-14.2862782601806" calcext:value-type="float">
            <text:p>-14.2862782601806</text:p>
          </table:table-cell>
          <table:table-cell table:number-columns-repeated="5"/>
        </table:table-row>
        <table:table-row table:style-name="ro1">
          <table:table-cell office:value-type="float" office:value="56.38" calcext:value-type="float">
            <text:p>56.38</text:p>
          </table:table-cell>
          <table:table-cell office:value-type="float" office:value="31.67" calcext:value-type="float">
            <text:p>31.67</text:p>
          </table:table-cell>
          <table:table-cell table:formula="of:=([.$I$2] * ([.A53]-[.$I$4]))/(([.$I$2]/[.$I$3])+([.A53]-[.$I$4]))" office:value-type="float" office:value="26.2763332700702" calcext:value-type="float">
            <text:p>26.2763332700702</text:p>
          </table:table-cell>
          <table:table-cell table:formula="of:=([.B53]-[.C53])^2" office:value-type="float" office:value="29.0916407935514" calcext:value-type="float">
            <text:p>29.0916407935514</text:p>
          </table:table-cell>
          <table:table-cell table:formula="of:=NORMDIST([.B53];[.C53];[.$I$5];FALSE())" office:value-type="float" office:value="0.00525518109932601" calcext:value-type="float">
            <text:p>0.00525518109932601</text:p>
          </table:table-cell>
          <table:table-cell table:formula="of:=LN([.E53])" office:value-type="float" office:value="-5.24854081295854" calcext:value-type="float">
            <text:p>-5.24854081295854</text:p>
          </table:table-cell>
          <table:table-cell table:number-columns-repeated="5"/>
        </table:table-row>
        <table:table-row table:style-name="ro1">
          <table:table-cell office:value-type="float" office:value="56.97" calcext:value-type="float">
            <text:p>56.97</text:p>
          </table:table-cell>
          <table:table-cell office:value-type="float" office:value="37.25" calcext:value-type="float">
            <text:p>37.25</text:p>
          </table:table-cell>
          <table:table-cell table:formula="of:=([.$I$2] * ([.A54]-[.$I$4]))/(([.$I$2]/[.$I$3])+([.A54]-[.$I$4]))" office:value-type="float" office:value="26.4084174766443" calcext:value-type="float">
            <text:p>26.4084174766443</text:p>
          </table:table-cell>
          <table:table-cell table:formula="of:=([.B54]-[.C54])^2" office:value-type="float" office:value="117.539911610731" calcext:value-type="float">
            <text:p>117.539911610731</text:p>
          </table:table-cell>
          <table:table-cell table:formula="of:=NORMDIST([.B54];[.C54];[.$I$5];FALSE())" office:value-type="float" office:value="0.00000008298759774233" calcext:value-type="float">
            <text:p>8.29875977423318E-08</text:p>
          </table:table-cell>
          <table:table-cell table:formula="of:=LN([.E54])" office:value-type="float" office:value="-16.304574665106" calcext:value-type="float">
            <text:p>-16.304574665106</text:p>
          </table:table-cell>
          <table:table-cell table:number-columns-repeated="5"/>
        </table:table-row>
        <table:table-row table:style-name="ro1">
          <table:table-cell office:value-type="float" office:value="57.07" calcext:value-type="float">
            <text:p>57.07</text:p>
          </table:table-cell>
          <table:table-cell office:value-type="float" office:value="25.5" calcext:value-type="float">
            <text:p>25.5</text:p>
          </table:table-cell>
          <table:table-cell table:formula="of:=([.$I$2] * ([.A55]-[.$I$4]))/(([.$I$2]/[.$I$3])+([.A55]-[.$I$4]))" office:value-type="float" office:value="26.4306589987744" calcext:value-type="float">
            <text:p>26.4306589987744</text:p>
          </table:table-cell>
          <table:table-cell table:formula="of:=([.B55]-[.C55])^2" office:value-type="float" office:value="0.866126171999764" calcext:value-type="float">
            <text:p>0.866126171999764</text:p>
          </table:table-cell>
          <table:table-cell table:formula="of:=NORMDIST([.B55];[.C55];[.$I$5];FALSE())" office:value-type="float" office:value="0.179003219858905" calcext:value-type="float">
            <text:p>0.179003219858905</text:p>
          </table:table-cell>
          <table:table-cell table:formula="of:=LN([.E55])" office:value-type="float" office:value="-1.72035148526459" calcext:value-type="float">
            <text:p>-1.72035148526459</text:p>
          </table:table-cell>
          <table:table-cell table:number-columns-repeated="5"/>
        </table:table-row>
        <table:table-row table:style-name="ro1">
          <table:table-cell office:value-type="float" office:value="57.55" calcext:value-type="float">
            <text:p>57.55</text:p>
          </table:table-cell>
          <table:table-cell office:value-type="float" office:value="22.67" calcext:value-type="float">
            <text:p>22.67</text:p>
          </table:table-cell>
          <table:table-cell table:formula="of:=([.$I$2] * ([.A56]-[.$I$4]))/(([.$I$2]/[.$I$3])+([.A56]-[.$I$4]))" office:value-type="float" office:value="26.5368371656499" calcext:value-type="float">
            <text:p>26.5368371656499</text:p>
          </table:table-cell>
          <table:table-cell table:formula="of:=([.B56]-[.C56])^2" office:value-type="float" office:value="14.9524296656516" calcext:value-type="float">
            <text:p>14.9524296656516</text:p>
          </table:table-cell>
          <table:table-cell table:formula="of:=NORMDIST([.B56];[.C56];[.$I$5];FALSE())" office:value-type="float" office:value="0.0307723283825155" calcext:value-type="float">
            <text:p>0.0307723283825155</text:p>
          </table:table-cell>
          <table:table-cell table:formula="of:=LN([.E56])" office:value-type="float" office:value="-3.48113942197107" calcext:value-type="float">
            <text:p>-3.48113942197107</text:p>
          </table:table-cell>
          <table:table-cell table:number-columns-repeated="5"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26.17" calcext:value-type="float">
            <text:p>26.17</text:p>
          </table:table-cell>
          <table:table-cell table:formula="of:=([.$I$2] * ([.A57]-[.$I$4]))/(([.$I$2]/[.$I$3])+([.A57]-[.$I$4]))" office:value-type="float" office:value="27.9327389884368" calcext:value-type="float">
            <text:p>27.9327389884368</text:p>
          </table:table-cell>
          <table:table-cell table:formula="of:=([.B57]-[.C57])^2" office:value-type="float" office:value="3.10724874135504" calcext:value-type="float">
            <text:p>3.10724874135504</text:p>
          </table:table-cell>
          <table:table-cell table:formula="of:=NORMDIST([.B57];[.C57];[.$I$5];FALSE())" office:value-type="float" office:value="0.135268740837901" calcext:value-type="float">
            <text:p>0.135268740837901</text:p>
          </table:table-cell>
          <table:table-cell table:formula="of:=LN([.E57])" office:value-type="float" office:value="-2.000491806434" calcext:value-type="float">
            <text:p>-2.000491806434</text:p>
          </table:table-cell>
          <table:table-cell table:number-columns-repeated="5"/>
        </table:table-row>
        <table:table-row table:style-name="ro1">
          <table:table-cell office:value-type="float" office:value="66.42" calcext:value-type="float">
            <text:p>66.42</text:p>
          </table:table-cell>
          <table:table-cell office:value-type="float" office:value="13.5" calcext:value-type="float">
            <text:p>13.5</text:p>
          </table:table-cell>
          <table:table-cell table:formula="of:=([.$I$2] * ([.A58]-[.$I$4]))/(([.$I$2]/[.$I$3])+([.A58]-[.$I$4]))" office:value-type="float" office:value="28.3399757407728" calcext:value-type="float">
            <text:p>28.3399757407728</text:p>
          </table:table-cell>
          <table:table-cell table:formula="of:=([.B58]-[.C58])^2" office:value-type="float" office:value="220.224879986726" calcext:value-type="float">
            <text:p>220.224879986726</text:p>
          </table:table-cell>
          <table:table-cell table:formula="of:=NORMDIST([.B58];[.C58];[.$I$5];FALSE())" office:value-type="float" office:value="0.00000000000022109239" calcext:value-type="float">
            <text:p>2.21092393172513E-13</text:p>
          </table:table-cell>
          <table:table-cell table:formula="of:=LN([.E58])" office:value-type="float" office:value="-29.1401957121054" calcext:value-type="float">
            <text:p>-29.1401957121054</text:p>
          </table:table-cell>
          <table:table-cell table:number-columns-repeated="5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33.83" calcext:value-type="float">
            <text:p>33.83</text:p>
          </table:table-cell>
          <table:table-cell table:formula="of:=([.$I$2] * ([.A59]-[.$I$4]))/(([.$I$2]/[.$I$3])+([.A59]-[.$I$4]))" office:value-type="float" office:value="28.5958904109589" calcext:value-type="float">
            <text:p>28.5958904109589</text:p>
          </table:table-cell>
          <table:table-cell table:formula="of:=([.B59]-[.C59])^2" office:value-type="float" office:value="27.3959031900919" calcext:value-type="float">
            <text:p>27.3959031900919</text:p>
          </table:table-cell>
          <table:table-cell table:formula="of:=NORMDIST([.B59];[.C59];[.$I$5];FALSE())" office:value-type="float" office:value="0.006495967933203" calcext:value-type="float">
            <text:p>0.006495967933203</text:p>
          </table:table-cell>
          <table:table-cell table:formula="of:=LN([.E59])" office:value-type="float" office:value="-5.03657361252611" calcext:value-type="float">
            <text:p>-5.03657361252611</text:p>
          </table:table-cell>
          <table:table-cell table:number-columns-repeated="5"/>
        </table:table-row>
        <table:table-row table:style-name="ro1">
          <table:table-cell office:value-type="float" office:value="70.93" calcext:value-type="float">
            <text:p>70.93</text:p>
          </table:table-cell>
          <table:table-cell office:value-type="float" office:value="32" calcext:value-type="float">
            <text:p>32</text:p>
          </table:table-cell>
          <table:table-cell table:formula="of:=([.$I$2] * ([.A60]-[.$I$4]))/(([.$I$2]/[.$I$3])+([.A60]-[.$I$4]))" office:value-type="float" office:value="29.1545067956308" calcext:value-type="float">
            <text:p>29.1545067956308</text:p>
          </table:table-cell>
          <table:table-cell table:formula="of:=([.B60]-[.C60])^2" office:value-type="float" office:value="8.09683157611137" calcext:value-type="float">
            <text:p>8.09683157611137</text:p>
          </table:table-cell>
          <table:table-cell table:formula="of:=NORMDIST([.B60];[.C60];[.$I$5];FALSE())" office:value-type="float" office:value="0.0724984816007657" calcext:value-type="float">
            <text:p>0.0724984816007657</text:p>
          </table:table-cell>
          <table:table-cell table:formula="of:=LN([.E60])" office:value-type="float" office:value="-2.62418966077854" calcext:value-type="float">
            <text:p>-2.62418966077854</text:p>
          </table:table-cell>
          <table:table-cell table:number-columns-repeated="5"/>
        </table:table-row>
        <table:table-row table:style-name="ro1">
          <table:table-cell office:value-type="float" office:value="71.11" calcext:value-type="float">
            <text:p>71.11</text:p>
          </table:table-cell>
          <table:table-cell office:value-type="float" office:value="28.33" calcext:value-type="float">
            <text:p>28.33</text:p>
          </table:table-cell>
          <table:table-cell table:formula="of:=([.$I$2] * ([.A61]-[.$I$4]))/(([.$I$2]/[.$I$3])+([.A61]-[.$I$4]))" office:value-type="float" office:value="29.1857463991341" calcext:value-type="float">
            <text:p>29.1857463991341</text:p>
          </table:table-cell>
          <table:table-cell table:formula="of:=([.B61]-[.C61])^2" office:value-type="float" office:value="0.73230189963103" calcext:value-type="float">
            <text:p>0.73230189963103</text:p>
          </table:table-cell>
          <table:table-cell table:formula="of:=NORMDIST([.B61];[.C61];[.$I$5];FALSE())" office:value-type="float" office:value="0.182022777030143" calcext:value-type="float">
            <text:p>0.182022777030143</text:p>
          </table:table-cell>
          <table:table-cell table:formula="of:=LN([.E61])" office:value-type="float" office:value="-1.7036234512185" calcext:value-type="float">
            <text:p>-1.7036234512185</text:p>
          </table:table-cell>
          <table:table-cell table:number-columns-repeated="5"/>
        </table:table-row>
        <table:table-row table:style-name="ro1">
          <table:table-cell office:value-type="float" office:value="75.15" calcext:value-type="float">
            <text:p>75.15</text:p>
          </table:table-cell>
          <table:table-cell office:value-type="float" office:value="34.17" calcext:value-type="float">
            <text:p>34.17</text:p>
          </table:table-cell>
          <table:table-cell table:formula="of:=([.$I$2] * ([.A62]-[.$I$4]))/(([.$I$2]/[.$I$3])+([.A62]-[.$I$4]))" office:value-type="float" office:value="29.8630688683045" calcext:value-type="float">
            <text:p>29.8630688683045</text:p>
          </table:table-cell>
          <table:table-cell table:formula="of:=([.B62]-[.C62])^2" office:value-type="float" office:value="18.5496557731681" calcext:value-type="float">
            <text:p>18.5496557731681</text:p>
          </table:table-cell>
          <table:table-cell table:formula="of:=NORMDIST([.B62];[.C62];[.$I$5];FALSE())" office:value-type="float" office:value="0.0196281074703433" calcext:value-type="float">
            <text:p>0.0196281074703433</text:p>
          </table:table-cell>
          <table:table-cell table:formula="of:=LN([.E62])" office:value-type="float" office:value="-3.93079268541063" calcext:value-type="float">
            <text:p>-3.93079268541063</text:p>
          </table:table-cell>
          <table:table-cell table:number-columns-repeated="5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31.67" calcext:value-type="float">
            <text:p>31.67</text:p>
          </table:table-cell>
          <table:table-cell table:formula="of:=([.$I$2] * ([.A63]-[.$I$4]))/(([.$I$2]/[.$I$3])+([.A63]-[.$I$4]))" office:value-type="float" office:value="30.6949806949807" calcext:value-type="float">
            <text:p>30.6949806949807</text:p>
          </table:table-cell>
          <table:table-cell table:formula="of:=([.B63]-[.C63])^2" office:value-type="float" office:value="0.950662645160329" calcext:value-type="float">
            <text:p>0.950662645160329</text:p>
          </table:table-cell>
          <table:table-cell table:formula="of:=NORMDIST([.B63];[.C63];[.$I$5];FALSE())" office:value-type="float" office:value="0.177121641132827" calcext:value-type="float">
            <text:p>0.177121641132827</text:p>
          </table:table-cell>
          <table:table-cell table:formula="of:=LN([.E63])" office:value-type="float" office:value="-1.73091854440966" calcext:value-type="float">
            <text:p>-1.73091854440966</text:p>
          </table:table-cell>
          <table:table-cell table:number-columns-repeated="5"/>
        </table:table-row>
        <table:table-row table:style-name="ro1">
          <table:table-cell office:value-type="float" office:value="82.85" calcext:value-type="float">
            <text:p>82.85</text:p>
          </table:table-cell>
          <table:table-cell office:value-type="float" office:value="31.17" calcext:value-type="float">
            <text:p>31.17</text:p>
          </table:table-cell>
          <table:table-cell table:formula="of:=([.$I$2] * ([.A64]-[.$I$4]))/(([.$I$2]/[.$I$3])+([.A64]-[.$I$4]))" office:value-type="float" office:value="31.039059537353" calcext:value-type="float">
            <text:p>31.039059537353</text:p>
          </table:table-cell>
          <table:table-cell table:formula="of:=([.B64]-[.C64])^2" office:value-type="float" office:value="0.0171454047581975" calcext:value-type="float">
            <text:p>0.0171454047581975</text:p>
          </table:table-cell>
          <table:table-cell table:formula="of:=NORMDIST([.B64];[.C64];[.$I$5];FALSE())" office:value-type="float" office:value="0.199044096299668" calcext:value-type="float">
            <text:p>0.199044096299668</text:p>
          </table:table-cell>
          <table:table-cell table:formula="of:=LN([.E64])" office:value-type="float" office:value="-1.61422888935939" calcext:value-type="float">
            <text:p>-1.61422888935939</text:p>
          </table:table-cell>
          <table:table-cell table:number-columns-repeated="5"/>
        </table:table-row>
        <table:table-row table:style-name="ro1">
          <table:table-cell office:value-type="float" office:value="83.51" calcext:value-type="float">
            <text:p>83.51</text:p>
          </table:table-cell>
          <table:table-cell office:value-type="float" office:value="23.5" calcext:value-type="float">
            <text:p>23.5</text:p>
          </table:table-cell>
          <table:table-cell table:formula="of:=([.$I$2] * ([.A65]-[.$I$4]))/(([.$I$2]/[.$I$3])+([.A65]-[.$I$4]))" office:value-type="float" office:value="31.133499358539" calcext:value-type="float">
            <text:p>31.133499358539</text:p>
          </table:table-cell>
          <table:table-cell table:formula="of:=([.B65]-[.C65])^2" office:value-type="float" office:value="58.270312456815" calcext:value-type="float">
            <text:p>58.270312456815</text:p>
          </table:table-cell>
          <table:table-cell table:formula="of:=NORMDIST([.B65];[.C65];[.$I$5];FALSE())" office:value-type="float" office:value="0.000136952724152775" calcext:value-type="float">
            <text:p>0.000136952724152775</text:p>
          </table:table-cell>
          <table:table-cell table:formula="of:=LN([.E65])" office:value-type="float" office:value="-8.8958747708665" calcext:value-type="float">
            <text:p>-8.8958747708665</text:p>
          </table:table-cell>
          <table:table-cell table:number-columns-repeated="5"/>
        </table:table-row>
        <table:table-row table:style-name="ro1">
          <table:table-cell office:value-type="float" office:value="85.93" calcext:value-type="float">
            <text:p>85.93</text:p>
          </table:table-cell>
          <table:table-cell office:value-type="float" office:value="27.33" calcext:value-type="float">
            <text:p>27.33</text:p>
          </table:table-cell>
          <table:table-cell table:formula="of:=([.$I$2] * ([.A66]-[.$I$4]))/(([.$I$2]/[.$I$3])+([.A66]-[.$I$4]))" office:value-type="float" office:value="31.4718743051953" calcext:value-type="float">
            <text:p>31.4718743051953</text:p>
          </table:table-cell>
          <table:table-cell table:formula="of:=([.B66]-[.C66])^2" office:value-type="float" office:value="17.1551227600369" calcext:value-type="float">
            <text:p>17.1551227600369</text:p>
          </table:table-cell>
          <table:table-cell table:formula="of:=NORMDIST([.B66];[.C66];[.$I$5];FALSE())" office:value-type="float" office:value="0.0233659356482073" calcext:value-type="float">
            <text:p>0.0233659356482073</text:p>
          </table:table-cell>
          <table:table-cell table:formula="of:=LN([.E66])" office:value-type="float" office:value="-3.75647605876924" calcext:value-type="float">
            <text:p>-3.7564760587692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67" calcext:value-type="float">
            <text:p>12.67</text:p>
          </table:table-cell>
          <table:table-cell table:formula="of:=([.$I$2] * ([.A67]-[.$I$4]))/(([.$I$2]/[.$I$3])+([.A67]-[.$I$4]))" office:value-type="float" office:value="32.9931972789116" calcext:value-type="float">
            <text:p>32.9931972789116</text:p>
          </table:table-cell>
          <table:table-cell table:formula="of:=([.B67]-[.C67])^2" office:value-type="float" office:value="413.032347637558" calcext:value-type="float">
            <text:p>413.032347637558</text:p>
          </table:table-cell>
          <table:table-cell table:formula="of:=NORMDIST([.B67];[.C67];[.$I$5];FALSE())" office:value-type="float" office:value="7.54521104548857E-024" calcext:value-type="float">
            <text:p>7.54521104548857E-24</text:p>
          </table:table-cell>
          <table:table-cell table:formula="of:=LN([.E67])" office:value-type="float" office:value="-53.2411291684594" calcext:value-type="float">
            <text:p>-53.241129168459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.33" calcext:value-type="float">
            <text:p>30.33</text:p>
          </table:table-cell>
          <table:table-cell table:formula="of:=([.$I$2] * ([.A68]-[.$I$4]))/(([.$I$2]/[.$I$3])+([.A68]-[.$I$4]))" office:value-type="float" office:value="32.9931972789116" calcext:value-type="float">
            <text:p>32.9931972789116</text:p>
          </table:table-cell>
          <table:table-cell table:formula="of:=([.B68]-[.C68])^2" office:value-type="float" office:value="7.09261974640198" calcext:value-type="float">
            <text:p>7.09261974640198</text:p>
          </table:table-cell>
          <table:table-cell table:formula="of:=NORMDIST([.B68];[.C68];[.$I$5];FALSE())" office:value-type="float" office:value="0.0821948047012788" calcext:value-type="float">
            <text:p>0.0821948047012788</text:p>
          </table:table-cell>
          <table:table-cell table:formula="of:=LN([.E68])" office:value-type="float" office:value="-2.49866318206487" calcext:value-type="float">
            <text:p>-2.4986631820648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formula="of:=([.$I$2] * ([.A69]-[.$I$4]))/(([.$I$2]/[.$I$3])+([.A69]-[.$I$4]))" office:value-type="float" office:value="32.9931972789116" calcext:value-type="float">
            <text:p>32.9931972789116</text:p>
          </table:table-cell>
          <table:table-cell table:formula="of:=([.B69]-[.C69])^2" office:value-type="float" office:value="63.8912027395993" calcext:value-type="float">
            <text:p>63.8912027395993</text:p>
          </table:table-cell>
          <table:table-cell table:formula="of:=NORMDIST([.B69];[.C69];[.$I$5];FALSE())" office:value-type="float" office:value="0.000067831351647752" calcext:value-type="float">
            <text:p>6.7831351647752E-05</text:p>
          </table:table-cell>
          <table:table-cell table:formula="of:=LN([.E69])" office:value-type="float" office:value="-9.59848605621453" calcext:value-type="float">
            <text:p>-9.59848605621453</text:p>
          </table:table-cell>
          <table:table-cell table:number-columns-repeated="5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37" calcext:value-type="float">
            <text:p>37</text:p>
          </table:table-cell>
          <table:table-cell table:formula="of:=([.$I$2] * ([.A70]-[.$I$4]))/(([.$I$2]/[.$I$3])+([.A70]-[.$I$4]))" office:value-type="float" office:value="33.0278343516633" calcext:value-type="float">
            <text:p>33.0278343516633</text:p>
          </table:table-cell>
          <table:table-cell table:formula="of:=([.B70]-[.C70])^2" office:value-type="float" office:value="15.7780999378263" calcext:value-type="float">
            <text:p>15.7780999378263</text:p>
          </table:table-cell>
          <table:table-cell table:formula="of:=NORMDIST([.B70];[.C70];[.$I$5];FALSE())" office:value-type="float" office:value="0.0277547521169583" calcext:value-type="float">
            <text:p>0.0277547521169583</text:p>
          </table:table-cell>
          <table:table-cell table:formula="of:=LN([.E70])" office:value-type="float" office:value="-3.58434820599291" calcext:value-type="float">
            <text:p>-3.58434820599291</text:p>
          </table:table-cell>
          <table:table-cell table:number-columns-repeated="5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34.17" calcext:value-type="float">
            <text:p>34.17</text:p>
          </table:table-cell>
          <table:table-cell table:formula="of:=([.$I$2] * ([.A71]-[.$I$4]))/(([.$I$2]/[.$I$3])+([.A71]-[.$I$4]))" office:value-type="float" office:value="33.0278343516633" calcext:value-type="float">
            <text:p>33.0278343516633</text:p>
          </table:table-cell>
          <table:table-cell table:formula="of:=([.B71]-[.C71])^2" office:value-type="float" office:value="1.30454236824046" calcext:value-type="float">
            <text:p>1.30454236824046</text:p>
          </table:table-cell>
          <table:table-cell table:formula="of:=NORMDIST([.B71];[.C71];[.$I$5];FALSE())" office:value-type="float" office:value="0.169457434126795" calcext:value-type="float">
            <text:p>0.169457434126795</text:p>
          </table:table-cell>
          <table:table-cell table:formula="of:=LN([.E71])" office:value-type="float" office:value="-1.77515350979468" calcext:value-type="float">
            <text:p>-1.77515350979468</text:p>
          </table:table-cell>
          <table:table-cell table:number-columns-repeated="5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29.17" calcext:value-type="float">
            <text:p>29.17</text:p>
          </table:table-cell>
          <table:table-cell table:formula="of:=([.$I$2] * ([.A72]-[.$I$4]))/(([.$I$2]/[.$I$3])+([.A72]-[.$I$4]))" office:value-type="float" office:value="33.0278343516633" calcext:value-type="float">
            <text:p>33.0278343516633</text:p>
          </table:table-cell>
          <table:table-cell table:formula="of:=([.B72]-[.C72])^2" office:value-type="float" office:value="14.8828858848732" calcext:value-type="float">
            <text:p>14.8828858848732</text:p>
          </table:table-cell>
          <table:table-cell table:formula="of:=NORMDIST([.B72];[.C72];[.$I$5];FALSE())" office:value-type="float" office:value="0.031040997464492" calcext:value-type="float">
            <text:p>0.031040997464492</text:p>
          </table:table-cell>
          <table:table-cell table:formula="of:=LN([.E72])" office:value-type="float" office:value="-3.47244644937376" calcext:value-type="float">
            <text:p>-3.47244644937376</text:p>
          </table:table-cell>
          <table:table-cell table:number-columns-repeated="5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8.17" calcext:value-type="float">
            <text:p>18.17</text:p>
          </table:table-cell>
          <table:table-cell table:formula="of:=([.$I$2] * ([.A73]-[.$I$4]))/(([.$I$2]/[.$I$3])+([.A73]-[.$I$4]))" office:value-type="float" office:value="33.0508474576271" calcext:value-type="float">
            <text:p>33.0508474576271</text:p>
          </table:table-cell>
          <table:table-cell table:formula="of:=([.B73]-[.C73])^2" office:value-type="float" office:value="221.439621057167" calcext:value-type="float">
            <text:p>221.439621057167</text:p>
          </table:table-cell>
          <table:table-cell table:formula="of:=NORMDIST([.B73];[.C73];[.$I$5];FALSE())" office:value-type="float" office:value="0.00000000000018994566" calcext:value-type="float">
            <text:p>1.8994566337067E-13</text:p>
          </table:table-cell>
          <table:table-cell table:formula="of:=LN([.E73])" office:value-type="float" office:value="-29.2920383459106" calcext:value-type="float">
            <text:p>-29.2920383459106</text:p>
          </table:table-cell>
          <table:table-cell table:number-columns-repeated="5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26" calcext:value-type="float">
            <text:p>26</text:p>
          </table:table-cell>
          <table:table-cell table:formula="of:=([.$I$2] * ([.A74]-[.$I$4]))/(([.$I$2]/[.$I$3])+([.A74]-[.$I$4]))" office:value-type="float" office:value="33.0508474576271" calcext:value-type="float">
            <text:p>33.0508474576271</text:p>
          </table:table-cell>
          <table:table-cell table:formula="of:=([.B74]-[.C74])^2" office:value-type="float" office:value="49.7144498707268" calcext:value-type="float">
            <text:p>49.7144498707268</text:p>
          </table:table-cell>
          <table:table-cell table:formula="of:=NORMDIST([.B74];[.C74];[.$I$5];FALSE())" office:value-type="float" office:value="0.000399062725123967" calcext:value-type="float">
            <text:p>0.000399062725123967</text:p>
          </table:table-cell>
          <table:table-cell table:formula="of:=LN([.E74])" office:value-type="float" office:value="-7.82639194760547" calcext:value-type="float">
            <text:p>-7.82639194760547</text:p>
          </table:table-cell>
          <table:table-cell table:number-columns-repeated="5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25.67" calcext:value-type="float">
            <text:p>25.67</text:p>
          </table:table-cell>
          <table:table-cell table:formula="of:=([.$I$2] * ([.A75]-[.$I$4]))/(([.$I$2]/[.$I$3])+([.A75]-[.$I$4]))" office:value-type="float" office:value="33.0508474576271" calcext:value-type="float">
            <text:p>33.0508474576271</text:p>
          </table:table-cell>
          <table:table-cell table:formula="of:=([.B75]-[.C75])^2" office:value-type="float" office:value="54.4769091927607" calcext:value-type="float">
            <text:p>54.4769091927607</text:p>
          </table:table-cell>
          <table:table-cell table:formula="of:=NORMDIST([.B75];[.C75];[.$I$5];FALSE())" office:value-type="float" office:value="0.000220040406435667" calcext:value-type="float">
            <text:p>0.000220040406435667</text:p>
          </table:table-cell>
          <table:table-cell table:formula="of:=LN([.E75])" office:value-type="float" office:value="-8.42169936285971" calcext:value-type="float">
            <text:p>-8.42169936285971</text:p>
          </table:table-cell>
          <table:table-cell table:number-columns-repeated="5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44.17" calcext:value-type="float">
            <text:p>44.17</text:p>
          </table:table-cell>
          <table:table-cell table:formula="of:=([.$I$2] * ([.A76]-[.$I$4]))/(([.$I$2]/[.$I$3])+([.A76]-[.$I$4]))" office:value-type="float" office:value="33.073798239675" calcext:value-type="float">
            <text:p>33.073798239675</text:p>
          </table:table-cell>
          <table:table-cell table:formula="of:=([.B76]-[.C76])^2" office:value-type="float" office:value="123.125693505839" calcext:value-type="float">
            <text:p>123.125693505839</text:p>
          </table:table-cell>
          <table:table-cell table:formula="of:=NORMDIST([.B76];[.C76];[.$I$5];FALSE())" office:value-type="float" office:value="0.00000004128372832114" calcext:value-type="float">
            <text:p>4.12837283211369E-08</text:p>
          </table:table-cell>
          <table:table-cell table:formula="of:=LN([.E76])" office:value-type="float" office:value="-17.0027974019945" calcext:value-type="float">
            <text:p>-17.0027974019945</text:p>
          </table:table-cell>
          <table:table-cell table:number-columns-repeated="5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39.67" calcext:value-type="float">
            <text:p>39.67</text:p>
          </table:table-cell>
          <table:table-cell table:formula="of:=([.$I$2] * ([.A77]-[.$I$4]))/(([.$I$2]/[.$I$3])+([.A77]-[.$I$4]))" office:value-type="float" office:value="33.073798239675" calcext:value-type="float">
            <text:p>33.073798239675</text:p>
          </table:table-cell>
          <table:table-cell table:formula="of:=([.B77]-[.C77])^2" office:value-type="float" office:value="43.5098776629144" calcext:value-type="float">
            <text:p>43.5098776629144</text:p>
          </table:table-cell>
          <table:table-cell table:formula="of:=NORMDIST([.B77];[.C77];[.$I$5];FALSE())" office:value-type="float" office:value="0.00086669760808036" calcext:value-type="float">
            <text:p>0.00086669760808036</text:p>
          </table:table-cell>
          <table:table-cell table:formula="of:=LN([.E77])" office:value-type="float" office:value="-7.05082042162891" calcext:value-type="float">
            <text:p>-7.05082042162891</text:p>
          </table:table-cell>
          <table:table-cell table:number-columns-repeated="5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30" calcext:value-type="float">
            <text:p>30</text:p>
          </table:table-cell>
          <table:table-cell table:formula="of:=([.$I$2] * ([.A78]-[.$I$4]))/(([.$I$2]/[.$I$3])+([.A78]-[.$I$4]))" office:value-type="float" office:value="33.073798239675" calcext:value-type="float">
            <text:p>33.073798239675</text:p>
          </table:table-cell>
          <table:table-cell table:formula="of:=([.B78]-[.C78])^2" office:value-type="float" office:value="9.44823561822926" calcext:value-type="float">
            <text:p>9.44823561822926</text:p>
          </table:table-cell>
          <table:table-cell table:formula="of:=NORMDIST([.B78];[.C78];[.$I$5];FALSE())" office:value-type="float" office:value="0.0612301743495504" calcext:value-type="float">
            <text:p>0.0612301743495504</text:p>
          </table:table-cell>
          <table:table-cell table:formula="of:=LN([.E78])" office:value-type="float" office:value="-2.79311516604328" calcext:value-type="float">
            <text:p>-2.793115166043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9T14:50:54.233828025</dc:date>
    <meta:editing-duration>PT8M36S</meta:editing-duration>
    <meta:editing-cycles>2</meta:editing-cycles>
    <meta:generator>LibreOffice/7.3.7.2$Linux_X86_64 LibreOffice_project/30$Build-2</meta:generator>
    <meta:document-statistic meta:table-count="1" meta:cell-count="4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64cm" svg:y="3.952cm" style:legend-expansion="high" chart:style-name="ch2"/>
        <chart:plot-area chart:style-name="ch3" table:cell-range-address="HemlockData.A1:HemlockData.C78" chart:data-source-has-labels="row" svg:x="1.331cm" svg:y="0.18cm" svg:width="10.313cm" svg:height="7.659cm">
          <chart:coordinate-region svg:x="1.952cm" svg:y="0.379cm" svg:width="9.412cm" svg:height="6.813cm"/>
          <chart:axis chart:dimension="x" chart:name="primary-x" chart:style-name="ch4">
            <chart:title svg:x="6.073cm" svg:y="8.019cm" chart:style-name="ch5">
              <text:p>Light</text:p>
            </chart:title>
          </chart:axis>
          <chart:axis chart:dimension="y" chart:name="primary-y" chart:style-name="ch6">
            <chart:title svg:x="0.451cm" svg:y="5.058cm" chart:style-name="ch7">
              <text:p>Growthh Rate</text:p>
            </chart:title>
            <chart:grid chart:style-name="ch8" chart:class="major"/>
          </chart:axis>
          <chart:series chart:style-name="ch9" chart:values-cell-range-address="HemlockData.B2:HemlockData.B78" chart:label-cell-address="HemlockData.B1:HemlockData.B1" chart:class="chart:scatter">
            <chart:domain table:cell-range-address="HemlockData.A2:HemlockData.A78"/>
            <chart:data-point chart:repeated="77"/>
          </chart:series>
          <chart:series chart:style-name="ch10" chart:values-cell-range-address="HemlockData.C2:HemlockData.C78" chart:label-cell-address="HemlockData.C1:HemlockData.C1" chart:class="chart:scatter"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GrowthRate</text:p>
                <draw:g>
                  <svg:desc>HemlockData.B1:HemlockData.B1</svg:desc>
                </draw:g>
              </table:table-cell>
              <table:table-cell office:value-type="string">
                <text:p>Predicted </text:p>
                <draw:g>
                  <svg:desc>HemlockData.C1:Hemlock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">
                <text:p>5.64</text:p>
                <draw:g>
                  <svg:desc>HemlockData.A2:HemlockData.A78</svg:desc>
                </draw:g>
              </table:table-cell>
              <table:table-cell office:value-type="float" office:value="2.67">
                <text:p>2.67</text:p>
                <draw:g>
                  <svg:desc>HemlockData.B2:HemlockData.B78</svg:desc>
                </draw:g>
              </table:table-cell>
              <table:table-cell office:value-type="float" office:value="4.24597364568082">
                <text:p>4.24597364568082</text:p>
                <draw:g>
                  <svg:desc>HemlockData.C2:HemlockData.C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6">
                <text:p>6.46</text:p>
              </table:table-cell>
              <table:table-cell office:value-type="float" office:value="4.17">
                <text:p>4.17</text:p>
              </table:table-cell>
              <table:table-cell office:value-type="float" office:value="4.92246664262532">
                <text:p>4.92246664262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6">
                <text:p>6.46</text:p>
              </table:table-cell>
              <table:table-cell office:value-type="float" office:value="5.33">
                <text:p>5.33</text:p>
              </table:table-cell>
              <table:table-cell office:value-type="float" office:value="4.92246664262532">
                <text:p>4.92246664262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1">
                <text:p>6.91</text:p>
              </table:table-cell>
              <table:table-cell office:value-type="float" office:value="3.5">
                <text:p>3.5</text:p>
              </table:table-cell>
              <table:table-cell office:value-type="float" office:value="5.28527991414774">
                <text:p>5.28527991414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5">
                <text:p>7.65</text:p>
              </table:table-cell>
              <table:table-cell office:value-type="float" office:value="5.33">
                <text:p>5.33</text:p>
              </table:table-cell>
              <table:table-cell office:value-type="float" office:value="5.8693733451015">
                <text:p>5.8693733451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5">
                <text:p>7.65</text:p>
              </table:table-cell>
              <table:table-cell office:value-type="float" office:value="6">
                <text:p>6</text:p>
              </table:table-cell>
              <table:table-cell office:value-type="float" office:value="5.8693733451015">
                <text:p>5.8693733451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6">
                <text:p>8.76</text:p>
              </table:table-cell>
              <table:table-cell office:value-type="float" office:value="6.5">
                <text:p>6.5</text:p>
              </table:table-cell>
              <table:table-cell office:value-type="float" office:value="6.71745152354571">
                <text:p>6.71745152354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76">
                <text:p>8.76</text:p>
              </table:table-cell>
              <table:table-cell office:value-type="float" office:value="4">
                <text:p>4</text:p>
              </table:table-cell>
              <table:table-cell office:value-type="float" office:value="6.71745152354571">
                <text:p>6.71745152354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6">
                <text:p>8.76</text:p>
              </table:table-cell>
              <table:table-cell office:value-type="float" office:value="6.67">
                <text:p>6.67</text:p>
              </table:table-cell>
              <table:table-cell office:value-type="float" office:value="6.71745152354571">
                <text:p>6.71745152354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2">
                <text:p>10.92</text:p>
              </table:table-cell>
              <table:table-cell office:value-type="float" office:value="4.83">
                <text:p>4.83</text:p>
              </table:table-cell>
              <table:table-cell office:value-type="float" office:value="8.27770360480641">
                <text:p>8.2777036048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2">
                <text:p>11.12</text:p>
              </table:table-cell>
              <table:table-cell office:value-type="float" office:value="4.67">
                <text:p>4.67</text:p>
              </table:table-cell>
              <table:table-cell office:value-type="float" office:value="8.416500332668">
                <text:p>8.416500332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82">
                <text:p>11.82</text:p>
              </table:table-cell>
              <table:table-cell office:value-type="float" office:value="10">
                <text:p>10</text:p>
              </table:table-cell>
              <table:table-cell office:value-type="float" office:value="8.89510029595528">
                <text:p>8.89510029595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2">
                <text:p>11.82</text:p>
              </table:table-cell>
              <table:table-cell office:value-type="float" office:value="11.17">
                <text:p>11.17</text:p>
              </table:table-cell>
              <table:table-cell office:value-type="float" office:value="8.89510029595528">
                <text:p>8.89510029595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5">
                <text:p>12.75</text:p>
              </table:table-cell>
              <table:table-cell office:value-type="float" office:value="11.5">
                <text:p>11.5</text:p>
              </table:table-cell>
              <table:table-cell office:value-type="float" office:value="9.51417004048583">
                <text:p>9.51417004048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9">
                <text:p>14.59</text:p>
              </table:table-cell>
              <table:table-cell office:value-type="float" office:value="4.17">
                <text:p>4.17</text:p>
              </table:table-cell>
              <table:table-cell office:value-type="float" office:value="10.6856423966032">
                <text:p>10.6856423966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">
                <text:p>14.9</text:p>
              </table:table-cell>
              <table:table-cell office:value-type="float" office:value="16.83">
                <text:p>16.83</text:p>
              </table:table-cell>
              <table:table-cell office:value-type="float" office:value="10.8763693270736">
                <text:p>10.8763693270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9">
                <text:p>14.9</text:p>
              </table:table-cell>
              <table:table-cell office:value-type="float" office:value="8.17">
                <text:p>8.17</text:p>
              </table:table-cell>
              <table:table-cell office:value-type="float" office:value="10.8763693270736">
                <text:p>10.8763693270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7">
                <text:p>15.47</text:p>
              </table:table-cell>
              <table:table-cell office:value-type="float" office:value="10.5">
                <text:p>10.5</text:p>
              </table:table-cell>
              <table:table-cell office:value-type="float" office:value="11.222273925857">
                <text:p>11.222273925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5">
                <text:p>18.05</text:p>
              </table:table-cell>
              <table:table-cell office:value-type="float" office:value="20.17">
                <text:p>20.17</text:p>
              </table:table-cell>
              <table:table-cell office:value-type="float" office:value="12.7143922445936">
                <text:p>12.7143922445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8">
                <text:p>18.68</text:p>
              </table:table-cell>
              <table:table-cell office:value-type="float" office:value="28.67">
                <text:p>28.67</text:p>
              </table:table-cell>
              <table:table-cell office:value-type="float" office:value="13.0614657210402">
                <text:p>13.0614657210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42">
                <text:p>19.42</text:p>
              </table:table-cell>
              <table:table-cell office:value-type="float" office:value="7.33">
                <text:p>7.33</text:p>
              </table:table-cell>
              <table:table-cell office:value-type="float" office:value="13.4609763227127">
                <text:p>13.4609763227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42">
                <text:p>19.42</text:p>
              </table:table-cell>
              <table:table-cell office:value-type="float" office:value="15.67">
                <text:p>15.67</text:p>
              </table:table-cell>
              <table:table-cell office:value-type="float" office:value="13.4609763227127">
                <text:p>13.4609763227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4">
                <text:p>19.74</text:p>
              </table:table-cell>
              <table:table-cell office:value-type="float" office:value="23.17">
                <text:p>23.17</text:p>
              </table:table-cell>
              <table:table-cell office:value-type="float" office:value="13.631073610707">
                <text:p>13.631073610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64">
                <text:p>22.64</text:p>
              </table:table-cell>
              <table:table-cell office:value-type="float" office:value="12.5">
                <text:p>12.5</text:p>
              </table:table-cell>
              <table:table-cell office:value-type="float" office:value="15.1032942490229">
                <text:p>15.1032942490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85">
                <text:p>22.85</text:p>
              </table:table-cell>
              <table:table-cell office:value-type="float" office:value="21.17">
                <text:p>21.17</text:p>
              </table:table-cell>
              <table:table-cell office:value-type="float" office:value="15.205288796103">
                <text:p>15.205288796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6.17">
                <text:p>6.17</text:p>
              </table:table-cell>
              <table:table-cell office:value-type="float" office:value="15.5172413793103">
                <text:p>15.5172413793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38">
                <text:p>25.38</text:p>
              </table:table-cell>
              <table:table-cell office:value-type="float" office:value="4.67">
                <text:p>4.67</text:p>
              </table:table-cell>
              <table:table-cell office:value-type="float" office:value="16.3888141973649">
                <text:p>16.3888141973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93">
                <text:p>25.93</text:p>
              </table:table-cell>
              <table:table-cell office:value-type="float" office:value="6.83">
                <text:p>6.83</text:p>
              </table:table-cell>
              <table:table-cell office:value-type="float" office:value="16.635526491392">
                <text:p>16.6355264913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39">
                <text:p>27.39</text:p>
              </table:table-cell>
              <table:table-cell office:value-type="float" office:value="11.67">
                <text:p>11.67</text:p>
              </table:table-cell>
              <table:table-cell office:value-type="float" office:value="17.2732032988611">
                <text:p>17.2732032988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72">
                <text:p>28.72</text:p>
              </table:table-cell>
              <table:table-cell office:value-type="float" office:value="17.17">
                <text:p>17.17</text:p>
              </table:table-cell>
              <table:table-cell office:value-type="float" office:value="17.8332475553268">
                <text:p>17.8332475553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84">
                <text:p>28.84</text:p>
              </table:table-cell>
              <table:table-cell office:value-type="float" office:value="30.67">
                <text:p>30.67</text:p>
              </table:table-cell>
              <table:table-cell office:value-type="float" office:value="17.8828365878726">
                <text:p>17.8828365878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01">
                <text:p>29.01</text:p>
              </table:table-cell>
              <table:table-cell office:value-type="float" office:value="7.5">
                <text:p>7.5</text:p>
              </table:table-cell>
              <table:table-cell office:value-type="float" office:value="17.9528265606973">
                <text:p>17.9528265606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38">
                <text:p>29.38</text:p>
              </table:table-cell>
              <table:table-cell office:value-type="float" office:value="29.67">
                <text:p>29.67</text:p>
              </table:table-cell>
              <table:table-cell office:value-type="float" office:value="18.104108190865">
                <text:p>18.104108190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57">
                <text:p>29.57</text:p>
              </table:table-cell>
              <table:table-cell office:value-type="float" office:value="14.33">
                <text:p>14.33</text:p>
              </table:table-cell>
              <table:table-cell office:value-type="float" office:value="18.1812396589029">
                <text:p>18.1812396589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13">
                <text:p>37.13</text:p>
              </table:table-cell>
              <table:table-cell office:value-type="float" office:value="31.33">
                <text:p>31.33</text:p>
              </table:table-cell>
              <table:table-cell office:value-type="float" office:value="20.9741089051434">
                <text:p>20.9741089051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22">
                <text:p>38.22</text:p>
              </table:table-cell>
              <table:table-cell office:value-type="float" office:value="32.17">
                <text:p>32.17</text:p>
              </table:table-cell>
              <table:table-cell office:value-type="float" office:value="21.3368493464802">
                <text:p>21.3368493464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22">
                <text:p>38.22</text:p>
              </table:table-cell>
              <table:table-cell office:value-type="float" office:value="24.83">
                <text:p>24.83</text:p>
              </table:table-cell>
              <table:table-cell office:value-type="float" office:value="21.3368493464802">
                <text:p>21.3368493464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.06">
                <text:p>39.06</text:p>
              </table:table-cell>
              <table:table-cell office:value-type="float" office:value="19.17">
                <text:p>19.17</text:p>
              </table:table-cell>
              <table:table-cell office:value-type="float" office:value="21.6102657279128">
                <text:p>21.6102657279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08">
                <text:p>39.08</text:p>
              </table:table-cell>
              <table:table-cell office:value-type="float" office:value="30.83">
                <text:p>30.83</text:p>
              </table:table-cell>
              <table:table-cell office:value-type="float" office:value="21.6167120799273">
                <text:p>21.6167120799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26">
                <text:p>39.26</text:p>
              </table:table-cell>
              <table:table-cell office:value-type="float" office:value="14.33">
                <text:p>14.33</text:p>
              </table:table-cell>
              <table:table-cell office:value-type="float" office:value="21.6745977792885">
                <text:p>21.6745977792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56">
                <text:p>39.56</text:p>
              </table:table-cell>
              <table:table-cell office:value-type="float" office:value="25">
                <text:p>25</text:p>
              </table:table-cell>
              <table:table-cell office:value-type="float" office:value="21.7705510388437">
                <text:p>21.77055103884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51">
                <text:p>40.51</text:p>
              </table:table-cell>
              <table:table-cell office:value-type="float" office:value="23.17">
                <text:p>23.17</text:p>
              </table:table-cell>
              <table:table-cell office:value-type="float" office:value="22.0701597586862">
                <text:p>22.07015975868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28">
                <text:p>41.28</text:p>
              </table:table-cell>
              <table:table-cell office:value-type="float" office:value="16.83">
                <text:p>16.83</text:p>
              </table:table-cell>
              <table:table-cell office:value-type="float" office:value="22.3083739477182">
                <text:p>22.3083739477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1">
                <text:p>42.91</text:p>
              </table:table-cell>
              <table:table-cell office:value-type="float" office:value="26.33">
                <text:p>26.33</text:p>
              </table:table-cell>
              <table:table-cell office:value-type="float" office:value="22.7994777499728">
                <text:p>22.7994777499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39">
                <text:p>43.39</text:p>
              </table:table-cell>
              <table:table-cell office:value-type="float" office:value="17">
                <text:p>17</text:p>
              </table:table-cell>
              <table:table-cell office:value-type="float" office:value="22.9407944582747">
                <text:p>22.9407944582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41">
                <text:p>43.41</text:p>
              </table:table-cell>
              <table:table-cell office:value-type="float" office:value="46.67">
                <text:p>46.67</text:p>
              </table:table-cell>
              <table:table-cell office:value-type="float" office:value="22.9466507953685">
                <text:p>22.94665079536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42">
                <text:p>50.42</text:p>
              </table:table-cell>
              <table:table-cell office:value-type="float" office:value="28.17">
                <text:p>28.17</text:p>
              </table:table-cell>
              <table:table-cell office:value-type="float" office:value="24.8541540937437">
                <text:p>24.8541540937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5">
                <text:p>53.5</text:p>
              </table:table-cell>
              <table:table-cell office:value-type="float" office:value="35.33">
                <text:p>35.33</text:p>
              </table:table-cell>
              <table:table-cell office:value-type="float" office:value="25.609756097561">
                <text:p>25.609756097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.5">
                <text:p>53.5</text:p>
              </table:table-cell>
              <table:table-cell office:value-type="float" office:value="26.83">
                <text:p>26.83</text:p>
              </table:table-cell>
              <table:table-cell office:value-type="float" office:value="25.609756097561">
                <text:p>25.609756097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59">
                <text:p>53.59</text:p>
              </table:table-cell>
              <table:table-cell office:value-type="float" office:value="37.33">
                <text:p>37.33</text:p>
              </table:table-cell>
              <table:table-cell office:value-type="float" office:value="25.6311531338337">
                <text:p>25.63115313383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31">
                <text:p>56.31</text:p>
              </table:table-cell>
              <table:table-cell office:value-type="float" office:value="36.33">
                <text:p>36.33</text:p>
              </table:table-cell>
              <table:table-cell office:value-type="float" office:value="26.2605640489982">
                <text:p>26.2605640489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.38">
                <text:p>56.38</text:p>
              </table:table-cell>
              <table:table-cell office:value-type="float" office:value="31.67">
                <text:p>31.67</text:p>
              </table:table-cell>
              <table:table-cell office:value-type="float" office:value="26.2763332700702">
                <text:p>26.27633327007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97">
                <text:p>56.97</text:p>
              </table:table-cell>
              <table:table-cell office:value-type="float" office:value="37.25">
                <text:p>37.25</text:p>
              </table:table-cell>
              <table:table-cell office:value-type="float" office:value="26.4084174766443">
                <text:p>26.4084174766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07">
                <text:p>57.07</text:p>
              </table:table-cell>
              <table:table-cell office:value-type="float" office:value="25.5">
                <text:p>25.5</text:p>
              </table:table-cell>
              <table:table-cell office:value-type="float" office:value="26.4306589987744">
                <text:p>26.4306589987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55">
                <text:p>57.55</text:p>
              </table:table-cell>
              <table:table-cell office:value-type="float" office:value="22.67">
                <text:p>22.67</text:p>
              </table:table-cell>
              <table:table-cell office:value-type="float" office:value="26.5368371656499">
                <text:p>26.5368371656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29">
                <text:p>64.29</text:p>
              </table:table-cell>
              <table:table-cell office:value-type="float" office:value="26.17">
                <text:p>26.17</text:p>
              </table:table-cell>
              <table:table-cell office:value-type="float" office:value="27.9327389884368">
                <text:p>27.9327389884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42">
                <text:p>66.42</text:p>
              </table:table-cell>
              <table:table-cell office:value-type="float" office:value="13.5">
                <text:p>13.5</text:p>
              </table:table-cell>
              <table:table-cell office:value-type="float" office:value="28.3399757407728">
                <text:p>28.3399757407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8">
                <text:p>67.8</text:p>
              </table:table-cell>
              <table:table-cell office:value-type="float" office:value="33.83">
                <text:p>33.83</text:p>
              </table:table-cell>
              <table:table-cell office:value-type="float" office:value="28.5958904109589">
                <text:p>28.5958904109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.93">
                <text:p>70.93</text:p>
              </table:table-cell>
              <table:table-cell office:value-type="float" office:value="32">
                <text:p>32</text:p>
              </table:table-cell>
              <table:table-cell office:value-type="float" office:value="29.1545067956308">
                <text:p>29.1545067956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11">
                <text:p>71.11</text:p>
              </table:table-cell>
              <table:table-cell office:value-type="float" office:value="28.33">
                <text:p>28.33</text:p>
              </table:table-cell>
              <table:table-cell office:value-type="float" office:value="29.1857463991341">
                <text:p>29.1857463991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.15">
                <text:p>75.15</text:p>
              </table:table-cell>
              <table:table-cell office:value-type="float" office:value="34.17">
                <text:p>34.17</text:p>
              </table:table-cell>
              <table:table-cell office:value-type="float" office:value="29.8630688683045">
                <text:p>29.8630688683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5">
                <text:p>80.5</text:p>
              </table:table-cell>
              <table:table-cell office:value-type="float" office:value="31.67">
                <text:p>31.67</text:p>
              </table:table-cell>
              <table:table-cell office:value-type="float" office:value="30.6949806949807">
                <text:p>30.69498069498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5">
                <text:p>82.85</text:p>
              </table:table-cell>
              <table:table-cell office:value-type="float" office:value="31.17">
                <text:p>31.17</text:p>
              </table:table-cell>
              <table:table-cell office:value-type="float" office:value="31.039059537353">
                <text:p>31.039059537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.51">
                <text:p>83.51</text:p>
              </table:table-cell>
              <table:table-cell office:value-type="float" office:value="23.5">
                <text:p>23.5</text:p>
              </table:table-cell>
              <table:table-cell office:value-type="float" office:value="31.133499358539">
                <text:p>31.1334993585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.93">
                <text:p>85.93</text:p>
              </table:table-cell>
              <table:table-cell office:value-type="float" office:value="27.33">
                <text:p>27.33</text:p>
              </table:table-cell>
              <table:table-cell office:value-type="float" office:value="31.4718743051953">
                <text:p>31.47187430519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12.67">
                <text:p>12.67</text:p>
              </table:table-cell>
              <table:table-cell office:value-type="float" office:value="32.9931972789116">
                <text:p>32.9931972789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">
                <text:p>98</text:p>
              </table:table-cell>
              <table:table-cell office:value-type="float" office:value="30.33">
                <text:p>30.33</text:p>
              </table:table-cell>
              <table:table-cell office:value-type="float" office:value="32.9931972789116">
                <text:p>32.9931972789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32.9931972789116">
                <text:p>32.9931972789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.3">
                <text:p>98.3</text:p>
              </table:table-cell>
              <table:table-cell office:value-type="float" office:value="37">
                <text:p>37</text:p>
              </table:table-cell>
              <table:table-cell office:value-type="float" office:value="33.0278343516633">
                <text:p>33.02783435166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.3">
                <text:p>98.3</text:p>
              </table:table-cell>
              <table:table-cell office:value-type="float" office:value="34.17">
                <text:p>34.17</text:p>
              </table:table-cell>
              <table:table-cell office:value-type="float" office:value="33.0278343516633">
                <text:p>33.0278343516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3">
                <text:p>98.3</text:p>
              </table:table-cell>
              <table:table-cell office:value-type="float" office:value="29.17">
                <text:p>29.17</text:p>
              </table:table-cell>
              <table:table-cell office:value-type="float" office:value="33.0278343516633">
                <text:p>33.02783435166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.5">
                <text:p>98.5</text:p>
              </table:table-cell>
              <table:table-cell office:value-type="float" office:value="18.17">
                <text:p>18.17</text:p>
              </table:table-cell>
              <table:table-cell office:value-type="float" office:value="33.0508474576271">
                <text:p>33.0508474576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.5">
                <text:p>98.5</text:p>
              </table:table-cell>
              <table:table-cell office:value-type="float" office:value="26">
                <text:p>26</text:p>
              </table:table-cell>
              <table:table-cell office:value-type="float" office:value="33.0508474576271">
                <text:p>33.05084745762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.5">
                <text:p>98.5</text:p>
              </table:table-cell>
              <table:table-cell office:value-type="float" office:value="25.67">
                <text:p>25.67</text:p>
              </table:table-cell>
              <table:table-cell office:value-type="float" office:value="33.0508474576271">
                <text:p>33.0508474576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7">
                <text:p>98.7</text:p>
              </table:table-cell>
              <table:table-cell office:value-type="float" office:value="44.17">
                <text:p>44.17</text:p>
              </table:table-cell>
              <table:table-cell office:value-type="float" office:value="33.073798239675">
                <text:p>33.073798239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7">
                <text:p>98.7</text:p>
              </table:table-cell>
              <table:table-cell office:value-type="float" office:value="39.67">
                <text:p>39.67</text:p>
              </table:table-cell>
              <table:table-cell office:value-type="float" office:value="33.073798239675">
                <text:p>33.073798239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7">
                <text:p>98.7</text:p>
              </table:table-cell>
              <table:table-cell office:value-type="float" office:value="30">
                <text:p>30</text:p>
              </table:table-cell>
              <table:table-cell office:value-type="float" office:value="33.073798239675">
                <text:p>33.073798239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